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422cm" fo:min-width="2.219cm" fo:padding-top="0.139cm" fo:padding-bottom="0.139cm" fo:padding-left="0.264cm" fo:padding-right="0.264cm" loext:decorative="false"/>
    </style:style>
    <style:style style:name="gr2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50%" draw:textarea-horizontal-align="justify" draw:textarea-vertical-align="middle" draw:auto-grow-height="false" fo:min-height="0.765cm" fo:min-width="0.51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50%" draw:textarea-horizontal-align="justify" draw:textarea-vertical-align="middle" draw:auto-grow-height="false" fo:min-height="0.765cm" fo:min-width="0.51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50%" draw:textarea-horizontal-align="justify" draw:textarea-vertical-align="middle" draw:auto-grow-height="false" fo:min-height="0.765cm" fo:min-width="0.5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ed4c05" loext:fill-use-slide-background="false" draw:opacity="50%" draw:textarea-horizontal-align="justify" draw:textarea-vertical-align="middle" draw:auto-grow-height="false" fo:min-height="0.765cm" fo:min-width="0.515cm" fo:padding-top="0.142cm" fo:padding-bottom="0.142cm" fo:padding-left="0.267cm" fo:padding-right="0.267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376cm" fo:min-width="2.126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a7074b" draw:marker-start-width="0.252cm" draw:marker-end-width="0.252cm" draw:fill="solid" draw:fill-color="#d62e4e" loext:fill-use-slide-background="false" draw:opacity="40%" draw:textarea-horizontal-align="justify" draw:textarea-vertical-align="middle" draw:auto-grow-height="false" fo:min-height="2.369cm" fo:min-width="0.371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35cm" svg:stroke-color="#5b277d" draw:marker-start-width="0.252cm" draw:marker-end-width="0.252cm" draw:fill="solid" draw:fill-color="#a1467e" loext:fill-use-slide-background="false" draw:opacity="36%" draw:textarea-horizontal-align="justify" draw:textarea-vertical-align="middle" draw:auto-grow-height="false" fo:min-height="2.369cm" fo:min-width="0.371cm" fo:padding-top="0.142cm" fo:padding-bottom="0.142cm" fo:padding-left="0.267cm" fo:padding-right="0.267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화살촉_20_1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422cm" fo:min-width="2.279cm" fo:padding-top="0.139cm" fo:padding-bottom="0.139cm" fo:padding-left="0.264cm" fo:padding-right="0.264cm" loext:decorative="false"/>
    </style:style>
    <style:style style:name="gr15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ff4000" loext:fill-use-slide-background="false" draw:opacity="40%" draw:textarea-horizontal-align="justify" draw:textarea-vertical-align="middle" draw:auto-grow-height="false" fo:min-height="0.706cm" fo:min-width="0.455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ff4000" loext:fill-use-slide-background="false" draw:opacity="40%" draw:textarea-horizontal-align="justify" draw:textarea-vertical-align="middle" draw:auto-grow-height="false" fo:min-height="0.079cm" fo:min-width="0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textarea-horizontal-align="justify" draw:textarea-vertical-align="middle" draw:auto-grow-height="false" fo:min-height="0.706cm" fo:min-width="0.456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textarea-horizontal-align="justify" draw:textarea-vertical-align="middle" draw:auto-grow-height="false" fo:min-height="0.08cm" fo:min-width="0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textarea-horizontal-align="justify" draw:textarea-vertical-align="middle" draw:auto-grow-height="false" fo:min-height="0.079cm" fo:min-width="0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60%" draw:textarea-horizontal-align="justify" draw:textarea-vertical-align="middle" draw:auto-grow-height="false" fo:min-height="0.08cm" fo:min-width="0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60%" draw:textarea-horizontal-align="justify" draw:textarea-vertical-align="middle" draw:auto-grow-height="false" fo:min-height="0.081cm" fo:min-width="0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50%" draw:textarea-horizontal-align="justify" draw:textarea-vertical-align="middle" draw:auto-grow-height="false" fo:min-height="0.706cm" fo:min-width="0.455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textarea-horizontal-align="justify" draw:textarea-vertical-align="middle" draw:auto-grow-height="false" fo:min-height="0.706cm" fo:min-width="0.455cm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textarea-horizontal-align="justify" draw:textarea-vertical-align="middle" draw:auto-grow-height="false" fo:min-height="0.08cm" fo:min-width="0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textarea-horizontal-align="justify" draw:textarea-vertical-align="middle" draw:auto-grow-height="false" fo:min-height="0.081cm" fo:min-width="0cm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46cm" fo:min-width="0.792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a7074b" draw:marker-start-width="0.252cm" draw:marker-end-width="0.252cm" draw:fill="solid" draw:fill-color="#d62e4e" loext:fill-use-slide-background="false" draw:opacity="40%" draw:textarea-horizontal-align="justify" draw:textarea-vertical-align="middle" draw:auto-grow-height="false" fo:min-height="1.04cm" fo:min-width="0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5b277d" draw:marker-start-width="0.252cm" draw:marker-end-width="0.252cm" draw:fill="solid" draw:fill-color="#a1467e" loext:fill-use-slide-background="false" draw:opacity="36%" draw:textarea-horizontal-align="justify" draw:textarea-vertical-align="middle" draw:auto-grow-height="false" fo:min-height="1.04cm" fo:min-width="0cm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41cm" fo:min-width="0.166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svg:stroke-color="#a7074b" draw:marker-start-width="0.252cm" draw:marker-end-width="0.252cm" draw:fill="solid" draw:fill-color="#d62e4e" loext:fill-use-slide-background="false" draw:opacity="40%" draw:textarea-horizontal-align="justify" draw:textarea-vertical-align="middle" draw:auto-grow-height="false" fo:min-height="0.413cm" fo:min-width="0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5b277d" draw:marker-start-width="0.252cm" draw:marker-end-width="0.252cm" draw:fill="solid" draw:fill-color="#a1467e" loext:fill-use-slide-background="false" draw:opacity="36%" draw:textarea-horizontal-align="justify" draw:textarea-vertical-align="middle" draw:auto-grow-height="false" fo:min-height="0.413cm" fo:min-width="0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textarea-horizontal-align="justify" draw:textarea-vertical-align="middle" draw:auto-grow-height="false" fo:min-height="2.424cm" fo:min-width="2.174cm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50%" draw:textarea-horizontal-align="justify" draw:textarea-vertical-align="middle" draw:auto-grow-height="false" fo:min-height="1.512cm" fo:min-width="1.272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draw:fill-color="#ff860d" draw:textarea-horizontal-align="justify" draw:textarea-vertical-align="middle" draw:auto-grow-height="false" fo:min-height="0cm" fo:min-width="0cm" fo:wrap-option="wrap" loext:decorative="false"/>
    </style:style>
    <style:style style:name="gr35" style:family="graphic" style:parent-style-name="standard">
      <style:graphic-properties svg:stroke-width="0.035cm" svg:stroke-color="#ff860d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6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ff4000" loext:fill-use-slide-background="false" draw:opacity="40%" draw:textarea-horizontal-align="justify" draw:textarea-vertical-align="middle" draw:auto-grow-height="false" fo:min-height="0.825cm" fo:min-width="0.554cm" fo:padding-top="0.142cm" fo:padding-bottom="0.142cm" fo:padding-left="0.267cm" fo:padding-right="0.267cm" loext:decorative="false"/>
    </style:style>
    <style:style style:name="gr37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textarea-horizontal-align="justify" draw:textarea-vertical-align="middle" draw:auto-grow-height="false" fo:min-height="0.823cm" fo:min-width="0.563cm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60%" draw:textarea-horizontal-align="justify" draw:textarea-vertical-align="middle" draw:auto-grow-height="false" fo:min-height="0.818cm" fo:min-width="0.555cm" fo:padding-top="0.142cm" fo:padding-bottom="0.142cm" fo:padding-left="0.267cm" fo:padding-right="0.267cm" loext:decorative="false"/>
    </style:style>
    <style:style style:name="gr39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textarea-horizontal-align="justify" draw:textarea-vertical-align="middle" draw:auto-grow-height="false" fo:min-height="0.824cm" fo:min-width="0.575cm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fill-color="#5b277d" draw:textarea-horizontal-align="justify" draw:textarea-vertical-align="middle" draw:auto-grow-height="false" fo:min-height="0cm" fo:min-width="0cm" fo:wrap-option="wrap" loext:decorative="false"/>
    </style:style>
    <style:style style:name="gr41" style:family="graphic" style:parent-style-name="standard">
      <style:graphic-properties draw:fill-color="#3465a4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-color="#a7074b" draw:textarea-horizontal-align="justify" draw:textarea-vertical-align="middle" draw:auto-grow-height="false" fo:min-height="0cm" fo:min-width="0cm" fo:wrap-option="wrap" loext:decorative="false"/>
    </style:style>
    <style:style style:name="gr43" style:family="graphic" style:parent-style-name="standard">
      <style:graphic-properties svg:stroke-width="0.035cm" svg:stroke-color="#3faf46" draw:marker-start-width="0.252cm" draw:marker-end="Arrowheads_20_2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813709" draw:opacity="50%"/>
      <style:paragraph-properties fo:text-align="center"/>
    </style:style>
    <style:style style:name="P3" style:family="paragraph">
      <loext:graphic-properties draw:fill="solid" draw:fill-color="#3465a4" draw:opacity="50%"/>
      <style:paragraph-properties fo:text-align="center"/>
    </style:style>
    <style:style style:name="P4" style:family="paragraph">
      <loext:graphic-properties draw:fill="solid" draw:fill-color="#ffff6d" draw:opacity="50%"/>
      <style:paragraph-properties fo:text-align="center"/>
    </style:style>
    <style:style style:name="P5" style:family="paragraph">
      <loext:graphic-properties draw:fill="solid" draw:fill-color="#ed4c05" draw:opacity="50%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d62e4e" draw:opacity="40%"/>
      <style:paragraph-properties fo:text-align="center"/>
    </style:style>
    <style:style style:name="P9" style:family="paragraph">
      <loext:graphic-properties draw:fill="solid" draw:fill-color="#a1467e" draw:opacity="36%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4000" draw:opacity="40%"/>
      <style:paragraph-properties fo:text-align="center"/>
    </style:style>
    <style:style style:name="P12" style:family="paragraph">
      <loext:graphic-properties draw:fill="solid" draw:fill-color="#ffff6d" draw:opacity="48%"/>
      <style:paragraph-properties fo:text-align="center"/>
    </style:style>
    <style:style style:name="P13" style:family="paragraph">
      <loext:graphic-properties draw:fill="solid" draw:fill-color="#813709" draw:opacity="60%"/>
      <style:paragraph-properties fo:text-align="center"/>
    </style:style>
    <style:style style:name="P14" style:family="paragraph">
      <loext:graphic-properties draw:fill="solid" draw:fill-color="#3465a4" draw:opacity="34%"/>
      <style:paragraph-properties fo:text-align="center"/>
    </style:style>
    <style:style style:name="P15" style:family="paragraph">
      <loext:graphic-properties draw:fill-color="#ff860d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5b277d"/>
      <style:paragraph-properties fo:text-align="center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a7074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.747cm" svg:height="2.7cm" svg:x="4.174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62cm" svg:height="1.161cm" svg:x="4.303cm" svg:y="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161cm" svg:height="1.161cm" svg:x="5.611cm" svg:y="0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162cm" svg:height="1.161cm" svg:x="4.322cm" svg:y="1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161cm" svg:height="1.161cm" svg:x="5.63cm" svg:y="1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style-name="gr7" draw:text-style-name="P6" draw:layer="layout" svg:width="2.66cm" svg:height="2.66cm" svg:x="0.201cm" svg:y="0.222cm">
            <text:p/>
            <draw:enhanced-geometry svg:viewBox="0 0 21600 21600" draw:type="rectangle" draw:enhanced-path="M 0 0 L 21600 0 21600 21600 0 21600 0 0 Z N"/>
          </draw:custom-shape>
          <draw:line draw:style-name="gr8" draw:text-style-name="P7" draw:layer="layout" svg:x1="1.531cm" svg:y1="0.23cm" svg:x2="1.531cm" svg:y2="2.901cm">
            <text:p/>
          </draw:line>
          <draw:line draw:style-name="gr8" draw:text-style-name="P7" draw:layer="layout" svg:x1="0.2cm" svg:y1="1.535cm" svg:x2="2.871cm" svg:y2="1.535cm">
            <text:p/>
          </draw:line>
          <draw:custom-shape draw:style-name="gr9" draw:text-style-name="P8" draw:layer="layout" svg:width="1.001cm" svg:height="2.749cm" draw:transform="skewX (0.00104719755119654) rotate (0.786096295098246) translate (0.205cm 0.9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1.001cm" svg:height="2.749cm" draw:transform="skewX (0.00104719755119662) rotate (0.786096295098246) translate (0.2cm 0.908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1">
            <svg:title>TexMaths</svg:title>
            <svg:desc>14§latex§\begin{array}{cc}
 A_0 &amp; A_1 \\  
 A_2 &amp; A_3
\end{array}§svg§600§FALSE§</svg:desc>
            <draw:path draw:style-name="gr12" draw:text-style-name="P10" draw:layer="layout" svg:width="0.336cm" svg:height="0.35cm" svg:x="0.6cm" svg:y="0.608cm" svg:viewBox="0 0 337 351" svg:d="M337 341c0-6-4-6-11-6-31 0-31-2-32-16-10-103-20-205-30-308-1-10-1-11-9-11-7 0-10 3-13 8-57 96-114 191-171 287-19 32-39 39-60 40-7 2-11 2-11 10 0 4 3 6 7 6 13 0 28-2 42-2 17 0 34 2 49 2 3 0 10 0 10-9 0-5-4-7-9-7-11 0-22-4-22-16 0-6 3-11 7-18 3-6 3-6 36-63 42 0 83 0 125 0 0 11 7 77 7 82 0 14-25 15-35 15-7 0-13 0-13 10 0 6 5 4 7 6 21 0 42-2 62-2 12 0 43 2 56 2 3 0 8 0 8-10zM242 222c-37 0-75 0-112 0 32-53 64-107 97-160 5 53 10 107 15 160z">
              <text:p/>
            </draw:path>
            <draw:path draw:style-name="gr12" draw:text-style-name="P10" draw:layer="layout" svg:width="0.159cm" svg:height="0.234cm" svg:x="0.969cm" svg:y="0.853cm" svg:viewBox="0 0 160 235" svg:d="M160 119c0-38-5-66-20-90-11-15-32-29-60-29-80 0-80 94-80 119 0 24 0 116 80 116s80-92 80-116zM129 113c0 27 0 52-4 73-7 32-31 39-45 39-16 0-37-10-44-38-4-19-4-47-4-74 0-25 0-50 4-70 7-26 30-33 44-33 19 0 36 11 43 31 6 18 6 43 6 72z">
              <text:p/>
            </draw:path>
            <draw:path draw:style-name="gr12" draw:text-style-name="P10" draw:layer="layout" svg:width="0.336cm" svg:height="0.35cm" svg:x="1.892cm" svg:y="0.608cm" svg:viewBox="0 0 337 351" svg:d="M337 341c0-6-4-6-11-6-29 0-29-2-31-16-10-103-20-205-31-308-1-10-1-11-9-11-7 0-10 3-13 8-57 96-114 191-171 287-19 32-39 39-60 40-5 2-11 2-11 10 0 4 3 6 7 6 14 0 28-2 42-2 17 0 34 2 49 2 3 0 10 0 10-9 0-5-4-7-9-7-11 0-22-4-22-16 0-6 3-11 7-18 3-6 4-6 38-63 41 0 82 0 123 0 0 11 7 77 7 82 0 14-25 15-35 15-7 0-11 0-11 10 0 6 4 4 7 6 19 0 40-2 60-2 12 0 43 2 56 2 3 0 8 0 8-10zM243 222c-37 0-75 0-113 0 32-53 64-107 97-160 5 53 11 107 16 160z">
              <text:p/>
            </draw:path>
            <draw:path draw:style-name="gr12" draw:text-style-name="P10" draw:layer="layout" svg:width="0.125cm" svg:height="0.227cm" svg:x="2.281cm" svg:y="0.853cm" svg:viewBox="0 0 126 228" svg:d="M126 228c0-4 0-9 0-13-4 0-8 0-13 0-35 0-35-4-35-15 0-63 0-127 0-190 0-10-1-10-9-10-23 21-55 22-69 22 0 4 0 8 0 12 8 0 32 0 50-9 0 58 0 117 0 175 0 11 0 15-35 15-4 0-8 0-12 0 0 4 0 9 0 13 20-1 41-1 61-2 21 1 41 1 62 2z">
              <text:p/>
            </draw:path>
            <draw:path draw:style-name="gr12" draw:text-style-name="P10" draw:layer="layout" svg:width="0.336cm" svg:height="0.35cm" svg:x="0.6cm" svg:y="1.9cm" svg:viewBox="0 0 337 351" svg:d="M337 341c0-4-4-4-11-4-31 0-31-4-32-18-10-102-20-204-30-306-1-10-1-13-9-13-7 0-10 4-13 8-57 96-114 191-171 287-19 34-39 39-60 42-7 0-11 0-11 10 0 2 3 4 7 4 13 0 28-2 42-2 17 0 34 2 49 2 3 0 10 0 10-9 0-5-4-5-9-5-11-2-22-6-22-18 0-6 3-11 7-18 3-6 3-6 36-63 42 0 83 0 125 0 0 11 7 77 7 82 0 14-25 17-35 17-7 0-13 0-13 10 0 4 5 2 7 4 21 0 42-2 62-2 12 0 43 2 56 2 3 0 8 0 8-10zM242 222c-37 0-75 0-112 0 32-53 64-107 97-160 5 53 10 107 15 160z">
              <text:p/>
            </draw:path>
            <draw:path draw:style-name="gr12" draw:text-style-name="P10" draw:layer="layout" svg:width="0.152cm" svg:height="0.227cm" svg:x="0.974cm" svg:y="2.144cm" svg:viewBox="0 0 153 228" svg:d="M153 165c-5 0-9 0-13 0 0 8-4 28-8 32-3 2-30 2-34 2-22 0-43 0-64 0 36-33 49-42 68-58 27-21 51-42 51-74 0-42-37-67-82-67-42 0-71 29-71 62 0 16 15 19 18 19 9 0 18-6 18-18 0-7-2-18-21-18 12-25 35-32 51-32 35 0 53 26 53 54 0 29-21 53-32 66-28 27-56 55-84 82-3 3-3 3-3 13 47 0 94 0 141 0 4-21 8-42 12-63z">
              <text:p/>
            </draw:path>
            <draw:path draw:style-name="gr12" draw:text-style-name="P10" draw:layer="layout" svg:width="0.336cm" svg:height="0.35cm" svg:x="1.866cm" svg:y="1.9cm" svg:viewBox="0 0 337 351" svg:d="M337 341c0-4-4-4-11-4-29 0-29-4-31-18-10-102-20-204-31-306-1-10-1-13-9-13-7 0-10 4-13 8-57 96-114 191-171 287-19 34-39 39-60 42-5 0-11 0-11 10 0 2 3 4 7 4 14 0 28-2 42-2 17 0 34 2 49 2 3 0 10 0 10-9 0-5-4-5-9-5-11-2-22-6-22-18 0-6 3-11 7-18 3-6 4-6 38-63 41 0 82 0 123 0 0 11 7 77 7 82 0 14-25 17-35 17-7 0-11 0-11 10 0 4 4 2 7 4 19 0 40-2 60-2 12 0 43 2 56 2 3 0 8 0 8-10zM243 222c-37 0-75 0-113 0 32-53 64-107 97-160 5 53 11 107 16 160z">
              <text:p/>
            </draw:path>
            <draw:path draw:style-name="gr12" draw:text-style-name="P10" draw:layer="layout" svg:width="0.157cm" svg:height="0.234cm" svg:x="2.237cm" svg:y="2.144cm" svg:viewBox="0 0 158 235" svg:d="M158 169c0-28-22-54-60-61 36-14 49-40 49-60 0-28-30-48-69-48-38 0-67 18-67 46 0 11 7 18 17 18 11 0 18-8 18-18s-7-17-18-17c13-15 36-19 49-19 15 0 38 7 38 38 0 14-6 29-14 40-11 13-21 14-39 15-9 0-9 0-10 0-2 2-4 2-4 6s2 4 8 4 13 0 20 0c26 0 46 18 46 56 0 42-25 55-45 55-14 0-45-5-59-24 16-1 20-13 20-20 0-11-9-18-18-18-10 0-20 6-20 20 0 32 35 53 77 53 48 0 81-32 81-66z">
              <text:p/>
            </draw:path>
          </draw:g>
        </draw:g>
        <draw:line draw:style-name="gr13" draw:text-style-name="P7" draw:layer="layout" svg:x1="3.122cm" svg:y1="1.55cm" svg:x2="3.913cm" svg:y2="1.55cm">
          <text:p/>
        </draw:line>
        <draw:line draw:style-name="gr13" draw:text-style-name="P7" draw:layer="layout" svg:x1="3.122cm" svg:y1="4.87cm" svg:x2="3.913cm" svg:y2="4.87cm">
          <text:p/>
        </draw:line>
        <draw:line draw:style-name="gr13" draw:text-style-name="P7" draw:layer="layout" svg:x1="3.972cm" svg:y1="2.949cm" svg:x2="3cm" svg:y2="3.62cm">
          <text:p/>
        </draw:line>
        <draw:g draw:style-name="gr11">
          <draw:path draw:style-name="gr12" draw:text-style-name="P10" draw:layer="layout" svg:width="0.403cm" svg:height="0.334cm" svg:x="5.991cm" svg:y="0.684cm" svg:viewBox="0 0 404 335" svg:d="M404 6c-2-2 0-6-7-6-14 0-30 1-44 1-19 0-38-1-55-1-3 0-10 0-10 10 0 3 3 4 6 5 4 0 19 2 19 16 0 7-5 12-8 17-27 28-53 57-80 85-14-32-28-64-42-97 0-2-1-4-1-7 0-2 8-12 28-14 5-1 10-1 10-9 0-6-6-6-7-6-20 0-41 1-62 1-12 0-43-1-54-1-3 0-10 0-10 10 0 5 5 5 11 5 31 0 34 5 38 16 19 46 38 91 57 137-34 37-69 74-103 111-3 3-3 3-6 5-25 27-48 34-73 35-5 2-11 2-11 10 2 2 0 6 7 6 15 0 31-2 46-2 18 0 38 2 55 2 3 0 8 0 8-10 0-4-4-4-5-6-5 0-20-1-20-15 0-7 7-15 14-21 16-18 33-36 49-53 15-17 30-33 45-49 16 39 32 78 49 117 1 3 2 5 2 7 0 5-9 13-28 14-5 2-9 2-9 10 0 6 5 6 7 6 20-1 41-1 61-2 13 0 42 2 55 2 3 0 10 0 10-10 0-6-6-6-10-6-32 0-34-1-42-21-21-50-42-101-63-151 33-35 85-94 101-106 14-13 32-24 61-26 7-1 11-1 11-9z">
            <text:p/>
          </draw:path>
        </draw:g>
        <draw:g draw:style-name="gr11">
          <svg:title>TexMaths</svg:title>
          <svg:desc>14§display§I§svg§600§FALSE§</svg:desc>
          <draw:path draw:style-name="gr12" draw:text-style-name="P10" draw:layer="layout" svg:width="0.225cm" svg:height="0.334cm" svg:x="4.752cm" svg:y="0.704cm" svg:viewBox="0 0 226 335" svg:d="M226 6c0-6-6-6-7-6-22 0-43 1-64 1-22 0-44-1-66-1-3 0-10 0-10 10 0 5 5 5 14 5 20 0 34 0 34 9 0 3 0 4-2 8-21 88-43 177-65 265-4 18-6 22-45 22-11 0-15 0-15 10 0 6 6 6 7 6 21-1 43-1 64-2 22 1 44 1 66 2 4 0 9 0 9-10 0-6-4-6-15-6-8 0-11 0-21-1-10 0-11-3-11-7s0-8 1-13c22-87 44-173 66-260 4-18 5-23 45-23 11 0 15 0 15-9z">
            <text:p/>
          </draw:path>
        </draw:g>
        <draw:g draw:style-name="gr11">
          <svg:title>TexMaths</svg:title>
          <svg:desc>14§display§Y§svg§600§FALSE§</svg:desc>
          <draw:path draw:style-name="gr12" draw:text-style-name="P10" draw:layer="layout" svg:width="0.357cm" svg:height="0.336cm" svg:x="4.716cm" svg:y="2.011cm" svg:viewBox="0 0 358 337" svg:d="M358 6c0-5-3-6-7-6-12 0-27 1-39 1-17 0-34-1-49-1-3 0-10 0-10 10 0 4 5 5 7 5 4 0 18 2 18 12 0 8-11 21-14 24-38 43-76 87-114 131-17-49-35-98-53-147-4-7-3-5-4-8 0-12 25-12 29-12 7 0 13 0 13-9 0-6-7-6-9-6-20 0-41 1-61 1-13 0-43-1-55-1-3 0-10 0-10 10 0 5 6 5 11 5 30 0 33 5 37 17 20 54 40 108 60 162 0 2 2 7 2 9 0 1-20 80-22 90-7 27-7 28-46 28-10 0-14 0-14 10 0 6 5 4 7 6 21-1 41-1 62-2 21 1 42 1 63 2 4 0 10 0 10-10 0-6-4-6-14-6-6 0-10 0-18-1-12 0-14-2-14-7 0-4 4-21 7-31 5-24 11-47 16-71 3-8 3-10 8-14 40-47 81-94 122-141 2-2 4-4 7-7 15-15 31-31 64-34 6-1 10-1 10-9z">
            <text:p/>
          </draw:path>
        </draw:g>
        <draw:g draw:style-name="gr11">
          <svg:title>TexMaths</svg:title>
          <svg:desc>14§display§Z§svg§600§FALSE§</svg:desc>
          <draw:path draw:style-name="gr12" draw:text-style-name="P10" draw:layer="layout" svg:width="0.325cm" svg:height="0.334cm" svg:x="6.047cm" svg:y="2.042cm" svg:viewBox="0 0 326 335" svg:d="M326 4c0-4-2-4-12-4-69 0-138 0-206 0-13 0-13 0-16 10-9 29-18 59-28 88 0 3 0 5-1 7 2 2 0 6 7 6 4 0 4-5 6-6 18-57 44-90 120-90 27 0 53 0 80 0-91 103-182 205-273 307-1 3-3 7-3 9 0 4 4 4 13 4 71 0 142 0 213 0 12 0 12 0 15-10 12-36 23-72 35-108 0-3 1-6 1-8s-1-5-5-5-6 2-9 12c-22 67-44 102-129 102-28 0-56 0-84 0 92-102 183-205 275-307 0-1 1-4 1-7z">
            <text:p/>
          </draw:path>
        </draw:g>
        <draw:custom-shape draw:style-name="gr14" draw:text-style-name="P1" draw:layer="layout" svg:width="2.807cm" svg:height="2.7cm" svg:x="4.144cm" svg:y="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095cm" svg:height="1.096cm" svg:x="5.728cm" svg:y="5.0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395cm" svg:height="0.401cm" svg:x="4.914cm" svg:y="4.3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393cm" svg:height="0.401cm" svg:x="6.318cm" svg:y="4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395cm" svg:height="0.401cm" svg:x="4.965cm" svg:y="5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394cm" svg:height="0.401cm" svg:x="6.313cm" svg:y="5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096cm" svg:height="1.096cm" svg:x="4.363cm" svg:y="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4cm" svg:height="0.402cm" svg:x="4.463cm" svg:y="4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4cm" svg:height="0.401cm" svg:x="5.866cm" svg:y="4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4cm" svg:height="0.401cm" svg:x="4.514cm" svg:y="5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0.4cm" svg:height="0.401cm" svg:x="5.862cm" svg:y="5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0.395cm" svg:height="0.402cm" svg:x="4.459cm" svg:y="3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0.396cm" svg:height="0.402cm" svg:x="5.862cm" svg:y="3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0.395cm" svg:height="0.403cm" svg:x="4.51cm" svg:y="5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0.396cm" svg:height="0.403cm" svg:x="5.857cm" svg:y="5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0" draw:layer="layout" svg:width="0.113cm" svg:height="0.189cm" svg:x="4.236cm" svg:y="3.695cm" svg:viewBox="0 0 114 190" svg:d="M114 3c0-3-3-3-4-3-11 0-21 1-32 1s-22-1-33-1c-2 0-5 0-5 6 0 3 2 3 7 3 10 0 17 0 17 5 0 1 0 2-1 4-11 50-22 100-33 150-2 11-3 13-22 13-6 0-8 0-8 6 0 3 3 3 4 3 10 0 21-1 32-1s22 1 33 1c2 0 5 0 5-6 0-3-3-3-8-3-4 0-6 0-11-1-5 0-5-1-5-4 0-2 0-4 0-7 11-49 22-98 33-148 3-10 3-12 23-12 5 0 8 0 8-6z">
          <text:p/>
        </draw:path>
        <draw:path draw:style-name="gr12" draw:text-style-name="P10" draw:layer="layout" svg:width="0.198cm" svg:height="0.189cm" svg:x="4.228cm" svg:y="4.917cm" svg:viewBox="0 0 199 190" svg:d="M199 3c0-2-2-3-4-3-7 0-15 1-22 1-9 0-19-1-27-1-2 0-6 0-6 6 0 2 3 3 4 3 2 0 10 1 10 6s-6 12-8 14c-21 24-42 49-63 73-10-27-19-55-29-82-3-4-2-3-3-5 0-6 14-6 17-6 4 0 7 0 7-6 0-3-4-3-5-3-11 0-23 1-34 1-7 0-24-1-31-1-1 0-5 0-5 6 0 3 3 3 6 3 17 0 18 2 20 9 12 31 23 61 34 92l1 4c0 1-11 46-12 51-4 15-4 16-26 16-5 0-7 0-7 6 0 3 2 2 3 3 12 0 23-1 35-1 11 0 23 1 35 1 2 0 5 0 5-6 0-3-2-3-8-3-3 0-5 0-10-1-6 0-7 0-7-4 0-2 2-12 3-17 4-13 7-27 10-40 1-5 1-5 4-8 22-26 45-53 67-79 2-2 3-3 4-4 9-9 17-18 36-19 3-1 6-1 6-6z">
          <text:p/>
        </draw:path>
        <draw:custom-shape draw:style-name="gr22" draw:text-style-name="P2" draw:layer="layout" svg:width="1.095cm" svg:height="1.096cm" svg:x="4.345cm" svg:y="3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1.095cm" svg:height="1.096cm" svg:x="5.736cm" svg:y="3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0" draw:layer="layout" svg:width="0.137cm" svg:height="0.115cm" svg:x="5.035cm" svg:y="4.016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<text:p/>
        </draw:path>
        <draw:path draw:style-name="gr12" draw:text-style-name="P10" draw:layer="layout" svg:width="0.076cm" svg:height="0.115cm" svg:x="4.612cm" svg:y="4.023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<text:p/>
        </draw:path>
        <draw:path draw:style-name="gr12" draw:text-style-name="P10" draw:layer="layout" svg:width="0.121cm" svg:height="0.115cm" svg:x="4.6cm" svg:y="4.475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<text:p/>
        </draw:path>
        <draw:path draw:style-name="gr12" draw:text-style-name="P10" draw:layer="layout" svg:width="0.111cm" svg:height="0.115cm" svg:x="5.055cm" svg:y="4.486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<text:p/>
        </draw:path>
        <draw:custom-shape draw:style-name="gr24" draw:text-style-name="P14" draw:layer="layout" svg:width="0.4cm" svg:height="0.402cm" svg:x="4.905cm" svg:y="3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0" draw:layer="layout" svg:width="0.137cm" svg:height="0.115cm" svg:x="6.439cm" svg:y="4.012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<text:p/>
        </draw:path>
        <draw:path draw:style-name="gr12" draw:text-style-name="P10" draw:layer="layout" svg:width="0.076cm" svg:height="0.115cm" svg:x="6.015cm" svg:y="4.018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<text:p/>
        </draw:path>
        <draw:path draw:style-name="gr12" draw:text-style-name="P10" draw:layer="layout" svg:width="0.121cm" svg:height="0.115cm" svg:x="6.002cm" svg:y="4.471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<text:p/>
        </draw:path>
        <draw:path draw:style-name="gr12" draw:text-style-name="P10" draw:layer="layout" svg:width="0.111cm" svg:height="0.115cm" svg:x="6.458cm" svg:y="4.481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<text:p/>
        </draw:path>
        <draw:custom-shape draw:style-name="gr25" draw:text-style-name="P14" draw:layer="layout" svg:width="0.399cm" svg:height="0.403cm" svg:x="6.309cm" svg:y="3.8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0" draw:layer="layout" svg:width="0.137cm" svg:height="0.115cm" svg:x="5.087cm" svg:y="5.247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<text:p/>
        </draw:path>
        <draw:path draw:style-name="gr12" draw:text-style-name="P10" draw:layer="layout" svg:width="0.076cm" svg:height="0.115cm" svg:x="4.663cm" svg:y="5.254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<text:p/>
        </draw:path>
        <draw:path draw:style-name="gr12" draw:text-style-name="P10" draw:layer="layout" svg:width="0.121cm" svg:height="0.115cm" svg:x="4.651cm" svg:y="5.706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<text:p/>
        </draw:path>
        <draw:path draw:style-name="gr12" draw:text-style-name="P10" draw:layer="layout" svg:width="0.111cm" svg:height="0.115cm" svg:x="5.106cm" svg:y="5.716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<text:p/>
        </draw:path>
        <draw:custom-shape draw:style-name="gr24" draw:text-style-name="P14" draw:layer="layout" svg:width="0.4cm" svg:height="0.402cm" svg:x="4.956cm" svg:y="5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0" draw:layer="layout" svg:width="0.137cm" svg:height="0.115cm" svg:x="6.434cm" svg:y="5.247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<text:p/>
        </draw:path>
        <draw:path draw:style-name="gr12" draw:text-style-name="P10" draw:layer="layout" svg:width="0.076cm" svg:height="0.115cm" svg:x="6.01cm" svg:y="5.254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<text:p/>
        </draw:path>
        <draw:path draw:style-name="gr12" draw:text-style-name="P10" draw:layer="layout" svg:width="0.121cm" svg:height="0.115cm" svg:x="5.998cm" svg:y="5.706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<text:p/>
        </draw:path>
        <draw:path draw:style-name="gr12" draw:text-style-name="P10" draw:layer="layout" svg:width="0.111cm" svg:height="0.115cm" svg:x="6.453cm" svg:y="5.716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<text:p/>
        </draw:path>
        <draw:custom-shape draw:style-name="gr24" draw:text-style-name="P14" draw:layer="layout" svg:width="0.399cm" svg:height="0.402cm" svg:x="6.304cm" svg:y="5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0" draw:layer="layout" svg:width="0.179cm" svg:height="0.189cm" svg:x="5.612cm" svg:y="4.919cm" svg:viewBox="0 0 180 190" svg:d="M180 2c0-2-2-2-7-2-38 0-76 0-114 0-7 0-7 0-8 6-5 16-10 33-15 50 0 1-1 2-1 4 1 1 0 3 4 3 2 0 2-3 3-3 10-33 24-51 66-51 15 0 29 0 44 0-50 58-100 116-150 174-1 1-2 4-2 4 0 3 2 3 7 3 39 0 78 0 117 0 7 0 7 0 9-6 6-20 13-40 19-61 0-1 1-3 1-5 0 0-1-2-3-2-3 0-3 1-5 6-12 38-25 58-71 58-15 0-31 0-46 0 50-58 101-116 151-174 0 0 1-2 1-4z">
          <text:p/>
        </draw:path>
        <draw:path draw:style-name="gr12" draw:text-style-name="P10" draw:layer="layout" svg:width="0.226cm" svg:height="0.189cm" svg:x="5.6cm" svg:y="3.68cm" svg:viewBox="0 0 227 190" svg:d="M227 3c-1-1 0-3-4-3-8 0-17 1-25 1-10 0-21-1-31-1-1 0-5 0-5 6 0 1 1 2 3 3 2 0 11 1 11 8 0 4-3 8-5 10-15 16-30 32-45 48-7-18-15-36-23-54 0-2-1-3-1-4 0-2 5-7 16-8 3-1 5-1 5-6 0-3-3-3-4-3-11 0-22 1-34 1-7 0-25-1-31-1-1 0-5 0-5 6 0 3 3 3 6 3 17 0 19 2 21 8 11 26 22 52 32 78-19 21-38 42-58 63-1 2-1 2-3 3-14 15-27 19-41 20-3 1-6 1-6 6 1 1 0 3 4 3 9 0 17-1 26-1 10 0 21 1 30 1 2 0 5 0 5-6 0-2-2-2-3-3-2 0-11-1-11-9 0-4 4-8 8-12 9-10 18-20 27-30 9-9 17-18 26-28 9 23 18 45 27 67 1 2 1 3 2 4 0 3-6 7-16 8-3 1-6 1-6 6 0 3 4 3 4 3 12 0 23-1 35-1 7 0 23 1 31 1 1 0 5 0 5-6 0-3-3-3-5-3-19 0-19-1-24-12-12-28-24-57-35-86 18-19 48-53 56-60s18-13 35-14c4-1 6-1 6-6z">
          <text:p/>
        </draw:path>
        <draw:custom-shape draw:style-name="gr26" draw:text-style-name="P6" draw:layer="layout" svg:width="1.326cm" svg:height="1.33cm" svg:x="0.2cm" svg:y="3.4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1.372cm" draw:transform="skewX (0.0036651914291882) rotate (0.786794426799044) translate (0.202cm 3.80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0.499cm" svg:height="1.372cm" draw:transform="skewX (0.0050614548307836) rotate (0.78819069020064) translate (0.2cm 3.808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1">
          <svg:title>TexMaths</svg:title>
          <svg:desc>14§latex§\begin{array}{cc}
 A_0 &amp; A_1 \\  
 A_2 &amp; A_3
\end{array}§svg§600§FALSE§</svg:desc>
          <draw:path draw:style-name="gr12" draw:text-style-name="P10" draw:layer="layout" svg:width="0.167cm" svg:height="0.175cm" svg:x="0.399cm" svg:y="3.658cm" svg:viewBox="0 0 168 176" svg:d="M168 171c0-3-2-3-6-3-15 0-15-1-16-8-5-52-10-103-15-154 0-5 0-6-4-6s-5 2-7 4c-28 48-56 96-85 144-9 16-19 19-30 20-3 1-5 1-5 5 0 2 1 3 3 3 7 0 14-1 21-1 9 0 17 1 25 1 1 0 5 0 5-5 0-2-2-3-5-3-5 0-11-2-11-8 0-3 2-6 4-9 1-3 1-3 18-32 21 0 41 0 62 0 0 6 3 39 3 41 0 7-12 8-17 8-4 0-7 0-7 5 0 3 3 2 4 3 10 0 21-1 31-1 6 0 21 1 28 1 1 0 4 0 4-5zM120 111c-18 0-37 0-55 0 16-26 32-53 48-80 2 27 5 54 7 80z">
            <text:p/>
          </draw:path>
          <draw:path draw:style-name="gr12" draw:text-style-name="P10" draw:layer="layout" svg:width="0.079cm" svg:height="0.117cm" svg:x="0.583cm" svg:y="3.781cm" svg:viewBox="0 0 80 118" svg:d="M80 60c0-19-3-33-10-45-6-8-16-15-30-15-40 0-40 47-40 60 0 12 0 58 40 58s40-46 40-58zM64 57c0 13 0 26-2 36-3 16-15 20-22 20-8 0-19-5-22-19-2-10-2-24-2-37s0-25 2-35c3-13 15-17 22-17 9 0 18 6 21 16 3 9 3 21 3 36z">
            <text:p/>
          </draw:path>
          <draw:path draw:style-name="gr12" draw:text-style-name="P10" draw:layer="layout" svg:width="0.167cm" svg:height="0.175cm" svg:x="1.043cm" svg:y="3.658cm" svg:viewBox="0 0 168 176" svg:d="M168 171c0-3-2-3-6-3-14 0-14-1-15-8-5-52-10-103-16-154 0-5 0-6-4-6s-5 2-7 4c-28 48-56 96-85 144-9 16-19 19-30 20-2 1-5 1-5 5 0 2 1 3 3 3 7 0 14-1 21-1 9 0 17 1 25 1 1 0 5 0 5-5 0-2-2-3-5-3-5 0-11-2-11-8 0-3 2-6 4-9 1-3 2-3 19-32 20 0 40 0 61 0 0 6 3 39 3 41 0 7-12 8-17 8-4 0-6 0-6 5 0 3 2 2 4 3 9 0 20-1 30-1 6 0 21 1 28 1 1 0 4 0 4-5zM121 111c-19 0-37 0-56 0 16-26 32-53 48-80 2 27 5 54 8 80z">
            <text:p/>
          </draw:path>
          <draw:path draw:style-name="gr12" draw:text-style-name="P10" draw:layer="layout" svg:width="0.062cm" svg:height="0.113cm" svg:x="1.236cm" svg:y="3.781cm" svg:viewBox="0 0 63 114" svg:d="M63 114c0-2 0-4 0-6-2 0-4 0-7 0-17 0-17-2-17-8 0-31 0-63 0-95 0-5-1-5-5-5-11 11-27 11-34 11 0 2 0 4 0 6 4 0 16 0 25-4 0 29 0 58 0 87 0 6 0 8-18 8-2 0-4 0-6 0 0 2 0 4 0 6 10 0 21 0 31-1 10 1 20 1 31 1z">
            <text:p/>
          </draw:path>
          <draw:path draw:style-name="gr12" draw:text-style-name="P10" draw:layer="layout" svg:width="0.167cm" svg:height="0.175cm" svg:x="0.399cm" svg:y="4.304cm" svg:viewBox="0 0 168 176" svg:d="M168 171c0-2-2-2-6-2-15 0-15-2-16-9-5-51-10-102-15-153 0-5 0-7-4-7s-5 2-7 4c-28 48-56 96-85 144-9 17-19 19-30 21-3 0-5 0-5 5 0 1 1 2 3 2 7 0 14-1 21-1 9 0 17 1 25 1 1 0 5 0 5-5 0-2-2-2-5-2-5-1-11-3-11-9 0-3 2-6 4-9 1-3 1-3 18-32 21 0 41 0 62 0 0 6 3 39 3 41 0 7-12 9-17 9-4 0-7 0-7 5 0 2 3 1 4 2 10 0 21-1 31-1 6 0 21 1 28 1 1 0 4 0 4-5zM120 111c-18 0-37 0-55 0 16-26 32-53 48-80 2 27 5 54 7 80z">
            <text:p/>
          </draw:path>
          <draw:path draw:style-name="gr12" draw:text-style-name="P10" draw:layer="layout" svg:width="0.075cm" svg:height="0.113cm" svg:x="0.586cm" svg:y="4.426cm" svg:viewBox="0 0 76 114" svg:d="M76 83c-2 0-4 0-6 0 0 4-2 14-4 16-2 1-15 1-17 1-11 0-22 0-32 0 18-17 24-21 34-29 13-11 25-21 25-37 0-21-18-34-41-34-21 0-35 15-35 31 0 8 7 10 9 10 4 0 9-3 9-9 0-4-1-9-11-9 6-13 18-16 26-16 17 0 26 13 26 27s-10 26-16 33c-14 13-28 27-42 41-1 1-1 1-1 6 23 0 47 0 70 0 2-10 4-21 6-31z">
            <text:p/>
          </draw:path>
          <draw:path draw:style-name="gr12" draw:text-style-name="P10" draw:layer="layout" svg:width="0.167cm" svg:height="0.175cm" svg:x="1.03cm" svg:y="4.304cm" svg:viewBox="0 0 168 176" svg:d="M168 171c0-2-2-2-6-2-14 0-14-2-15-9-5-51-10-102-16-153 0-5 0-7-4-7s-5 2-7 4c-28 48-56 96-85 144-9 17-19 19-30 21-2 0-5 0-5 5 0 1 1 2 3 2 7 0 14-1 21-1 9 0 17 1 25 1 1 0 5 0 5-5 0-2-2-2-5-2-5-1-11-3-11-9 0-3 2-6 4-9 1-3 2-3 19-32 20 0 40 0 61 0 0 6 3 39 3 41 0 7-12 9-17 9-4 0-6 0-6 5 0 2 2 1 4 2 9 0 20-1 30-1 6 0 21 1 28 1 1 0 4 0 4-5zM121 111c-19 0-37 0-56 0 16-26 32-53 48-80 2 27 5 54 8 80z">
            <text:p/>
          </draw:path>
          <draw:path draw:style-name="gr12" draw:text-style-name="P10" draw:layer="layout" svg:width="0.078cm" svg:height="0.117cm" svg:x="1.214cm" svg:y="4.426cm" svg:viewBox="0 0 79 118" svg:d="M79 85c0-14-11-27-30-31 18-7 24-20 24-30 0-14-15-24-34-24s-34 9-34 23c0 6 4 9 9 9s9-4 9-9-4-8-9-8c6-8 18-10 24-10 8 0 19 4 19 19 0 7-3 15-7 20-5 7-10 7-19 8-5 0-5 0-5 0-1 1-2 1-2 3s1 2 4 2 6 0 10 0c13 0 23 9 23 28 0 21-13 27-23 27-7 0-22-2-29-12 8 0 10-6 10-10 0-5-5-9-9-9-5 0-10 3-10 10 0 16 17 27 38 27 24 0 41-16 41-33z">
            <text:p/>
          </draw:path>
        </draw:g>
        <draw:custom-shape draw:style-name="gr26" draw:text-style-name="P6" draw:layer="layout" svg:width="1.326cm" svg:height="1.33cm" svg:x="0.2cm" svg:y="4.78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1.372cm" draw:transform="skewX (0.0036651914291882) rotate (0.786794426799044) translate (0.202cm 5.1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0.499cm" svg:height="1.372cm" draw:transform="skewX (0.0050614548307836) rotate (0.78819069020064) translate (0.2cm 5.13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1">
          <svg:title>TexMaths</svg:title>
          <svg:desc>14§latex§\begin{array}{cc}
 A_0 &amp; A_1 \\  
 A_2 &amp; A_3
\end{array}§svg§600§FALSE§</svg:desc>
          <draw:path draw:style-name="gr12" draw:text-style-name="P10" draw:layer="layout" svg:width="0.167cm" svg:height="0.175cm" svg:x="0.399cm" svg:y="4.98cm" svg:viewBox="0 0 168 176" svg:d="M168 171c0-3-2-3-6-3-15 0-15-1-16-8-5-52-10-103-15-154 0-5 0-6-4-6s-5 2-7 4c-28 48-56 96-85 144-9 16-19 19-30 20-3 1-5 1-5 5 0 2 1 3 3 3 7 0 14-1 21-1 9 0 17 1 25 1 1 0 5 0 5-5 0-2-2-3-5-3-5 0-11-2-11-8 0-3 2-6 4-9 1-3 1-3 18-32 21 0 41 0 62 0 0 6 3 39 3 41 0 7-12 8-17 8-4 0-7 0-7 5 0 3 3 2 4 3 10 0 21-1 31-1 6 0 21 1 28 1 1 0 4 0 4-5zM120 111c-18 0-37 0-55 0 16-26 32-53 48-80 2 27 5 54 7 80z">
            <text:p/>
          </draw:path>
          <draw:path draw:style-name="gr12" draw:text-style-name="P10" draw:layer="layout" svg:width="0.079cm" svg:height="0.117cm" svg:x="0.583cm" svg:y="5.103cm" svg:viewBox="0 0 80 118" svg:d="M80 60c0-19-3-33-10-45-6-8-16-15-30-15-40 0-40 47-40 60 0 12 0 58 40 58s40-46 40-58zM64 57c0 13 0 26-2 36-3 16-15 20-22 20-8 0-19-5-22-19-2-10-2-24-2-37s0-25 2-35c3-13 15-17 22-17 9 0 18 6 21 16 3 9 3 21 3 36z">
            <text:p/>
          </draw:path>
          <draw:path draw:style-name="gr12" draw:text-style-name="P10" draw:layer="layout" svg:width="0.167cm" svg:height="0.175cm" svg:x="1.043cm" svg:y="4.98cm" svg:viewBox="0 0 168 176" svg:d="M168 171c0-3-2-3-6-3-14 0-14-1-15-8-5-52-10-103-16-154 0-5 0-6-4-6s-5 2-7 4c-28 48-56 96-85 144-9 16-19 19-30 20-2 1-5 1-5 5 0 2 1 3 3 3 7 0 14-1 21-1 9 0 17 1 25 1 1 0 5 0 5-5 0-2-2-3-5-3-5 0-11-2-11-8 0-3 2-6 4-9 1-3 2-3 19-32 20 0 40 0 61 0 0 6 3 39 3 41 0 7-12 8-17 8-4 0-6 0-6 5 0 3 2 2 4 3 9 0 20-1 30-1 6 0 21 1 28 1 1 0 4 0 4-5zM121 111c-19 0-37 0-56 0 16-26 32-53 48-80 2 27 5 54 8 80z">
            <text:p/>
          </draw:path>
          <draw:path draw:style-name="gr12" draw:text-style-name="P10" draw:layer="layout" svg:width="0.062cm" svg:height="0.113cm" svg:x="1.236cm" svg:y="5.103cm" svg:viewBox="0 0 63 114" svg:d="M63 114c0-2 0-4 0-6-2 0-4 0-7 0-17 0-17-2-17-8 0-31 0-63 0-95 0-5-1-5-5-5-11 11-27 11-34 11 0 2 0 4 0 6 4 0 16 0 25-4 0 29 0 58 0 87 0 6 0 8-18 8-2 0-4 0-6 0 0 2 0 4 0 6 10 0 21 0 31-1 10 1 20 1 31 1z">
            <text:p/>
          </draw:path>
          <draw:path draw:style-name="gr12" draw:text-style-name="P10" draw:layer="layout" svg:width="0.167cm" svg:height="0.175cm" svg:x="0.399cm" svg:y="5.626cm" svg:viewBox="0 0 168 176" svg:d="M168 171c0-2-2-2-6-2-15 0-15-2-16-9-5-51-10-102-15-153 0-5 0-7-4-7s-5 2-7 4c-28 48-56 96-85 144-9 17-19 19-30 21-3 0-5 0-5 5 0 1 1 2 3 2 7 0 14-1 21-1 9 0 17 1 25 1 1 0 5 0 5-5 0-2-2-2-5-2-5-1-11-3-11-9 0-3 2-6 4-9 1-3 1-3 18-32 21 0 41 0 62 0 0 6 3 39 3 41 0 7-12 9-17 9-4 0-7 0-7 5 0 2 3 1 4 2 10 0 21-1 31-1 6 0 21 1 28 1 1 0 4 0 4-5zM120 111c-18 0-37 0-55 0 16-26 32-53 48-80 2 27 5 54 7 80z">
            <text:p/>
          </draw:path>
          <draw:path draw:style-name="gr12" draw:text-style-name="P10" draw:layer="layout" svg:width="0.075cm" svg:height="0.113cm" svg:x="0.586cm" svg:y="5.748cm" svg:viewBox="0 0 76 114" svg:d="M76 83c-2 0-4 0-6 0 0 4-2 14-4 16-2 1-15 1-17 1-11 0-22 0-32 0 18-17 24-21 34-29 13-11 25-21 25-37 0-21-18-34-41-34-21 0-35 15-35 31 0 8 7 10 9 10 4 0 9-3 9-9 0-4-1-9-11-9 6-13 18-16 26-16 17 0 26 13 26 27s-10 26-16 33c-14 13-28 27-42 41-1 1-1 1-1 6 23 0 47 0 70 0 2-10 4-21 6-31z">
            <text:p/>
          </draw:path>
          <draw:path draw:style-name="gr12" draw:text-style-name="P10" draw:layer="layout" svg:width="0.167cm" svg:height="0.175cm" svg:x="1.03cm" svg:y="5.626cm" svg:viewBox="0 0 168 176" svg:d="M168 171c0-2-2-2-6-2-14 0-14-2-15-9-5-51-10-102-16-153 0-5 0-7-4-7s-5 2-7 4c-28 48-56 96-85 144-9 17-19 19-30 21-2 0-5 0-5 5 0 1 1 2 3 2 7 0 14-1 21-1 9 0 17 1 25 1 1 0 5 0 5-5 0-2-2-2-5-2-5-1-11-3-11-9 0-3 2-6 4-9 1-3 2-3 19-32 20 0 40 0 61 0 0 6 3 39 3 41 0 7-12 9-17 9-4 0-6 0-6 5 0 2 2 1 4 2 9 0 20-1 30-1 6 0 21 1 28 1 1 0 4 0 4-5zM121 111c-19 0-37 0-56 0 16-26 32-53 48-80 2 27 5 54 8 80z">
            <text:p/>
          </draw:path>
          <draw:path draw:style-name="gr12" draw:text-style-name="P10" draw:layer="layout" svg:width="0.078cm" svg:height="0.117cm" svg:x="1.214cm" svg:y="5.748cm" svg:viewBox="0 0 79 118" svg:d="M79 85c0-14-11-27-30-31 18-7 24-20 24-30 0-14-15-24-34-24s-34 9-34 23c0 6 4 9 9 9s9-4 9-9-4-8-9-8c6-8 18-10 24-10 8 0 19 4 19 19 0 7-3 15-7 20-5 7-10 7-19 8-5 0-5 0-5 0-1 1-2 1-2 3s1 2 4 2 6 0 10 0c13 0 23 9 23 28 0 21-13 27-23 27-7 0-22-2-29-12 8 0 10-6 10-10 0-5-5-9-9-9-5 0-10 3-10 10 0 16 17 27 38 27 24 0 41-16 41-33z">
            <text:p/>
          </draw:path>
        </draw:g>
        <draw:custom-shape draw:style-name="gr26" draw:text-style-name="P6" draw:layer="layout" svg:width="1.326cm" svg:height="1.33cm" svg:x="1.51cm" svg:y="3.4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1.372cm" draw:transform="skewX (0.0036651914291882) rotate (0.786794426799044) translate (1.512cm 3.80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0.499cm" svg:height="1.372cm" draw:transform="skewX (0.0050614548307836) rotate (0.78819069020064) translate (1.51cm 3.808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1">
          <svg:title>TexMaths</svg:title>
          <svg:desc>14§latex§\begin{array}{cc}
 A_0 &amp; A_1 \\  
 A_2 &amp; A_3
\end{array}§svg§600§FALSE§</svg:desc>
          <draw:path draw:style-name="gr12" draw:text-style-name="P10" draw:layer="layout" svg:width="0.167cm" svg:height="0.175cm" svg:x="1.709cm" svg:y="3.658cm" svg:viewBox="0 0 168 176" svg:d="M168 171c0-3-2-3-6-3-15 0-15-1-16-8-5-52-10-103-15-154 0-5 0-6-4-6s-5 2-7 4c-28 48-56 96-85 144-9 16-19 19-30 20-3 1-5 1-5 5 0 2 1 3 3 3 7 0 14-1 21-1 9 0 17 1 25 1 1 0 5 0 5-5 0-2-2-3-5-3-5 0-11-2-11-8 0-3 2-6 4-9 1-3 1-3 18-32 21 0 41 0 62 0 0 6 3 39 3 41 0 7-12 8-17 8-4 0-7 0-7 5 0 3 3 2 4 3 10 0 21-1 31-1 6 0 21 1 28 1 1 0 4 0 4-5zM120 111c-18 0-37 0-55 0 16-26 32-53 48-80 2 27 5 54 7 80z">
            <text:p/>
          </draw:path>
          <draw:path draw:style-name="gr12" draw:text-style-name="P10" draw:layer="layout" svg:width="0.079cm" svg:height="0.117cm" svg:x="1.893cm" svg:y="3.781cm" svg:viewBox="0 0 80 118" svg:d="M80 60c0-19-3-33-10-45-6-8-16-15-30-15-40 0-40 47-40 60 0 12 0 58 40 58s40-46 40-58zM64 57c0 13 0 26-2 36-3 16-15 20-22 20-8 0-19-5-22-19-2-10-2-24-2-37s0-25 2-35c3-13 15-17 22-17 9 0 18 6 21 16 3 9 3 21 3 36z">
            <text:p/>
          </draw:path>
          <draw:path draw:style-name="gr12" draw:text-style-name="P10" draw:layer="layout" svg:width="0.167cm" svg:height="0.175cm" svg:x="2.353cm" svg:y="3.658cm" svg:viewBox="0 0 168 176" svg:d="M168 171c0-3-2-3-6-3-14 0-14-1-15-8-5-52-10-103-16-154 0-5 0-6-4-6s-5 2-7 4c-28 48-56 96-85 144-9 16-19 19-30 20-2 1-5 1-5 5 0 2 1 3 3 3 7 0 14-1 21-1 9 0 17 1 25 1 1 0 5 0 5-5 0-2-2-3-5-3-5 0-11-2-11-8 0-3 2-6 4-9 1-3 2-3 19-32 20 0 40 0 61 0 0 6 3 39 3 41 0 7-12 8-17 8-4 0-6 0-6 5 0 3 2 2 4 3 9 0 20-1 30-1 6 0 21 1 28 1 1 0 4 0 4-5zM121 111c-19 0-37 0-56 0 16-26 32-53 48-80 2 27 5 54 8 80z">
            <text:p/>
          </draw:path>
          <draw:path draw:style-name="gr12" draw:text-style-name="P10" draw:layer="layout" svg:width="0.062cm" svg:height="0.113cm" svg:x="2.546cm" svg:y="3.781cm" svg:viewBox="0 0 63 114" svg:d="M63 114c0-2 0-4 0-6-2 0-4 0-7 0-17 0-17-2-17-8 0-31 0-63 0-95 0-5-1-5-5-5-11 11-27 11-34 11 0 2 0 4 0 6 4 0 16 0 25-4 0 29 0 58 0 87 0 6 0 8-18 8-2 0-4 0-6 0 0 2 0 4 0 6 10 0 21 0 31-1 10 1 20 1 31 1z">
            <text:p/>
          </draw:path>
          <draw:path draw:style-name="gr12" draw:text-style-name="P10" draw:layer="layout" svg:width="0.167cm" svg:height="0.175cm" svg:x="1.709cm" svg:y="4.304cm" svg:viewBox="0 0 168 176" svg:d="M168 171c0-2-2-2-6-2-15 0-15-2-16-9-5-51-10-102-15-153 0-5 0-7-4-7s-5 2-7 4c-28 48-56 96-85 144-9 17-19 19-30 21-3 0-5 0-5 5 0 1 1 2 3 2 7 0 14-1 21-1 9 0 17 1 25 1 1 0 5 0 5-5 0-2-2-2-5-2-5-1-11-3-11-9 0-3 2-6 4-9 1-3 1-3 18-32 21 0 41 0 62 0 0 6 3 39 3 41 0 7-12 9-17 9-4 0-7 0-7 5 0 2 3 1 4 2 10 0 21-1 31-1 6 0 21 1 28 1 1 0 4 0 4-5zM120 111c-18 0-37 0-55 0 16-26 32-53 48-80 2 27 5 54 7 80z">
            <text:p/>
          </draw:path>
          <draw:path draw:style-name="gr12" draw:text-style-name="P10" draw:layer="layout" svg:width="0.075cm" svg:height="0.113cm" svg:x="1.896cm" svg:y="4.426cm" svg:viewBox="0 0 76 114" svg:d="M76 83c-2 0-4 0-6 0 0 4-2 14-4 16-2 1-15 1-17 1-11 0-22 0-32 0 18-17 24-21 34-29 13-11 25-21 25-37 0-21-18-34-41-34-21 0-35 15-35 31 0 8 7 10 9 10 4 0 9-3 9-9 0-4-1-9-11-9 6-13 18-16 26-16 17 0 26 13 26 27s-10 26-16 33c-14 13-28 27-42 41-1 1-1 1-1 6 23 0 47 0 70 0 2-10 4-21 6-31z">
            <text:p/>
          </draw:path>
          <draw:path draw:style-name="gr12" draw:text-style-name="P10" draw:layer="layout" svg:width="0.167cm" svg:height="0.175cm" svg:x="2.34cm" svg:y="4.304cm" svg:viewBox="0 0 168 176" svg:d="M168 171c0-2-2-2-6-2-14 0-14-2-15-9-5-51-10-102-16-153 0-5 0-7-4-7s-5 2-7 4c-28 48-56 96-85 144-9 17-19 19-30 21-2 0-5 0-5 5 0 1 1 2 3 2 7 0 14-1 21-1 9 0 17 1 25 1 1 0 5 0 5-5 0-2-2-2-5-2-5-1-11-3-11-9 0-3 2-6 4-9 1-3 2-3 19-32 20 0 40 0 61 0 0 6 3 39 3 41 0 7-12 9-17 9-4 0-6 0-6 5 0 2 2 1 4 2 9 0 20-1 30-1 6 0 21 1 28 1 1 0 4 0 4-5zM121 111c-19 0-37 0-56 0 16-26 32-53 48-80 2 27 5 54 8 80z">
            <text:p/>
          </draw:path>
          <draw:path draw:style-name="gr12" draw:text-style-name="P10" draw:layer="layout" svg:width="0.078cm" svg:height="0.117cm" svg:x="2.524cm" svg:y="4.426cm" svg:viewBox="0 0 79 118" svg:d="M79 85c0-14-11-27-30-31 18-7 24-20 24-30 0-14-15-24-34-24s-34 9-34 23c0 6 4 9 9 9s9-4 9-9-4-8-9-8c6-8 18-10 24-10 8 0 19 4 19 19 0 7-3 15-7 20-5 7-10 7-19 8-5 0-5 0-5 0-1 1-2 1-2 3s1 2 4 2 6 0 10 0c13 0 23 9 23 28 0 21-13 27-23 27-7 0-22-2-29-12 8 0 10-6 10-10 0-5-5-9-9-9-5 0-10 3-10 10 0 16 17 27 38 27 24 0 41-16 41-33z">
            <text:p/>
          </draw:path>
        </draw:g>
        <draw:custom-shape draw:style-name="gr26" draw:text-style-name="P6" draw:layer="layout" svg:width="1.326cm" svg:height="1.33cm" svg:x="1.51cm" svg:y="4.78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1.372cm" draw:transform="skewX (0.0036651914291882) rotate (0.786794426799044) translate (1.512cm 5.1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0.499cm" svg:height="1.372cm" draw:transform="skewX (0.0050614548307836) rotate (0.78819069020064) translate (1.51cm 5.13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1">
          <svg:title>TexMaths</svg:title>
          <svg:desc>14§latex§\begin{array}{cc}
 A_0 &amp; A_1 \\  
 A_2 &amp; A_3
\end{array}§svg§600§FALSE§</svg:desc>
          <draw:path draw:style-name="gr12" draw:text-style-name="P10" draw:layer="layout" svg:width="0.167cm" svg:height="0.175cm" svg:x="1.709cm" svg:y="4.98cm" svg:viewBox="0 0 168 176" svg:d="M168 171c0-3-2-3-6-3-15 0-15-1-16-8-5-52-10-103-15-154 0-5 0-6-4-6s-5 2-7 4c-28 48-56 96-85 144-9 16-19 19-30 20-3 1-5 1-5 5 0 2 1 3 3 3 7 0 14-1 21-1 9 0 17 1 25 1 1 0 5 0 5-5 0-2-2-3-5-3-5 0-11-2-11-8 0-3 2-6 4-9 1-3 1-3 18-32 21 0 41 0 62 0 0 6 3 39 3 41 0 7-12 8-17 8-4 0-7 0-7 5 0 3 3 2 4 3 10 0 21-1 31-1 6 0 21 1 28 1 1 0 4 0 4-5zM120 111c-18 0-37 0-55 0 16-26 32-53 48-80 2 27 5 54 7 80z">
            <text:p/>
          </draw:path>
          <draw:path draw:style-name="gr12" draw:text-style-name="P10" draw:layer="layout" svg:width="0.079cm" svg:height="0.117cm" svg:x="1.893cm" svg:y="5.103cm" svg:viewBox="0 0 80 118" svg:d="M80 60c0-19-3-33-10-45-6-8-16-15-30-15-40 0-40 47-40 60 0 12 0 58 40 58s40-46 40-58zM64 57c0 13 0 26-2 36-3 16-15 20-22 20-8 0-19-5-22-19-2-10-2-24-2-37s0-25 2-35c3-13 15-17 22-17 9 0 18 6 21 16 3 9 3 21 3 36z">
            <text:p/>
          </draw:path>
          <draw:path draw:style-name="gr12" draw:text-style-name="P10" draw:layer="layout" svg:width="0.167cm" svg:height="0.175cm" svg:x="2.353cm" svg:y="4.98cm" svg:viewBox="0 0 168 176" svg:d="M168 171c0-3-2-3-6-3-14 0-14-1-15-8-5-52-10-103-16-154 0-5 0-6-4-6s-5 2-7 4c-28 48-56 96-85 144-9 16-19 19-30 20-2 1-5 1-5 5 0 2 1 3 3 3 7 0 14-1 21-1 9 0 17 1 25 1 1 0 5 0 5-5 0-2-2-3-5-3-5 0-11-2-11-8 0-3 2-6 4-9 1-3 2-3 19-32 20 0 40 0 61 0 0 6 3 39 3 41 0 7-12 8-17 8-4 0-6 0-6 5 0 3 2 2 4 3 9 0 20-1 30-1 6 0 21 1 28 1 1 0 4 0 4-5zM121 111c-19 0-37 0-56 0 16-26 32-53 48-80 2 27 5 54 8 80z">
            <text:p/>
          </draw:path>
          <draw:path draw:style-name="gr12" draw:text-style-name="P10" draw:layer="layout" svg:width="0.062cm" svg:height="0.113cm" svg:x="2.546cm" svg:y="5.103cm" svg:viewBox="0 0 63 114" svg:d="M63 114c0-2 0-4 0-6-2 0-4 0-7 0-17 0-17-2-17-8 0-31 0-63 0-95 0-5-1-5-5-5-11 11-27 11-34 11 0 2 0 4 0 6 4 0 16 0 25-4 0 29 0 58 0 87 0 6 0 8-18 8-2 0-4 0-6 0 0 2 0 4 0 6 10 0 21 0 31-1 10 1 20 1 31 1z">
            <text:p/>
          </draw:path>
          <draw:path draw:style-name="gr12" draw:text-style-name="P10" draw:layer="layout" svg:width="0.167cm" svg:height="0.175cm" svg:x="1.709cm" svg:y="5.626cm" svg:viewBox="0 0 168 176" svg:d="M168 171c0-2-2-2-6-2-15 0-15-2-16-9-5-51-10-102-15-153 0-5 0-7-4-7s-5 2-7 4c-28 48-56 96-85 144-9 17-19 19-30 21-3 0-5 0-5 5 0 1 1 2 3 2 7 0 14-1 21-1 9 0 17 1 25 1 1 0 5 0 5-5 0-2-2-2-5-2-5-1-11-3-11-9 0-3 2-6 4-9 1-3 1-3 18-32 21 0 41 0 62 0 0 6 3 39 3 41 0 7-12 9-17 9-4 0-7 0-7 5 0 2 3 1 4 2 10 0 21-1 31-1 6 0 21 1 28 1 1 0 4 0 4-5zM120 111c-18 0-37 0-55 0 16-26 32-53 48-80 2 27 5 54 7 80z">
            <text:p/>
          </draw:path>
          <draw:path draw:style-name="gr12" draw:text-style-name="P10" draw:layer="layout" svg:width="0.075cm" svg:height="0.113cm" svg:x="1.896cm" svg:y="5.748cm" svg:viewBox="0 0 76 114" svg:d="M76 83c-2 0-4 0-6 0 0 4-2 14-4 16-2 1-15 1-17 1-11 0-22 0-32 0 18-17 24-21 34-29 13-11 25-21 25-37 0-21-18-34-41-34-21 0-35 15-35 31 0 8 7 10 9 10 4 0 9-3 9-9 0-4-1-9-11-9 6-13 18-16 26-16 17 0 26 13 26 27s-10 26-16 33c-14 13-28 27-42 41-1 1-1 1-1 6 23 0 47 0 70 0 2-10 4-21 6-31z">
            <text:p/>
          </draw:path>
          <draw:path draw:style-name="gr12" draw:text-style-name="P10" draw:layer="layout" svg:width="0.167cm" svg:height="0.175cm" svg:x="2.34cm" svg:y="5.626cm" svg:viewBox="0 0 168 176" svg:d="M168 171c0-2-2-2-6-2-14 0-14-2-15-9-5-51-10-102-16-153 0-5 0-7-4-7s-5 2-7 4c-28 48-56 96-85 144-9 17-19 19-30 21-2 0-5 0-5 5 0 1 1 2 3 2 7 0 14-1 21-1 9 0 17 1 25 1 1 0 5 0 5-5 0-2-2-2-5-2-5-1-11-3-11-9 0-3 2-6 4-9 1-3 2-3 19-32 20 0 40 0 61 0 0 6 3 39 3 41 0 7-12 9-17 9-4 0-6 0-6 5 0 2 2 1 4 2 9 0 20-1 30-1 6 0 21 1 28 1 1 0 4 0 4-5zM121 111c-19 0-37 0-56 0 16-26 32-53 48-80 2 27 5 54 8 80z">
            <text:p/>
          </draw:path>
          <draw:path draw:style-name="gr12" draw:text-style-name="P10" draw:layer="layout" svg:width="0.078cm" svg:height="0.117cm" svg:x="2.524cm" svg:y="5.748cm" svg:viewBox="0 0 79 118" svg:d="M79 85c0-14-11-27-30-31 18-7 24-20 24-30 0-14-15-24-34-24s-34 9-34 23c0 6 4 9 9 9s9-4 9-9-4-8-9-8c6-8 18-10 24-10 8 0 19 4 19 19 0 7-3 15-7 20-5 7-10 7-19 8-5 0-5 0-5 0-1 1-2 1-2 3s1 2 4 2 6 0 10 0c13 0 23 9 23 28 0 21-13 27-23 27-7 0-22-2-29-12 8 0 10-6 10-10 0-5-5-9-9-9-5 0-10 3-10 10 0 16 17 27 38 27 24 0 41-16 41-33z">
            <text:p/>
          </draw:path>
        </draw:g>
      </draw:page>
      <draw:page draw:name="page2" draw:style-name="dp1" draw:master-page-name="기본값">
        <draw:custom-shape draw:style-name="gr29" draw:text-style-name="P6" draw:layer="layout" svg:width="0.7cm" svg:height="0.694cm" svg:x="2.862cm" svg:y="3.57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8" draw:text-style-name="P7" draw:layer="layout" svg:x1="3.212cm" svg:y1="3.578cm" svg:x2="3.212cm" svg:y2="4.259cm">
            <text:p/>
          </draw:line>
          <draw:line draw:style-name="gr8" draw:text-style-name="P7" draw:layer="layout" svg:x1="2.869cm" svg:y1="3.918cm" svg:x2="3.556cm" svg:y2="3.918cm">
            <text:p/>
          </draw:line>
        </draw:g>
        <draw:custom-shape draw:style-name="gr30" draw:text-style-name="P8" draw:layer="layout" svg:width="0.262cm" svg:height="0.721cm" draw:transform="skewX (-0.00977384381116822) rotate (0.777369648838274) translate (2.863cm 3.7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0.262cm" svg:height="0.721cm" draw:transform="skewX (-0.00977384381116829) rotate (0.777369648838275) translate (2.862cm 3.754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1">
          <svg:title>TexMaths</svg:title>
          <svg:desc>14§latex§\begin{array}{cc}
 A_0 &amp; A_1 \\  
 A_2 &amp; A_3
\end{array}§svg§600§FALSE§</svg:desc>
          <draw:path draw:style-name="gr12" draw:text-style-name="P10" draw:layer="layout" svg:width="0.088cm" svg:height="0.091cm" svg:x="2.967cm" svg:y="3.676cm" svg:viewBox="0 0 89 92" svg:d="M89 89c0-2-2-2-3-2-8 0-8 0-9-4-2-27-5-53-8-80 0-3 0-3-2-3s-3 1-3 2c-15 25-30 50-45 75-5 8-11 10-16 10-2 1-3 1-3 3 0 1 1 2 2 2 3 0 7-1 11-1s9 1 13 1c1 0 2 0 2-3 0-1-1-2-2-2-3 0-6-1-6-4 0-1 1-3 2-4 1-2 1-2 10-17 11 0 21 0 32 0 0 3 2 20 2 22 0 3-6 3-9 3-2 0-3 0-3 3 0 2 1 1 1 2 6 0 11-1 17-1 3 0 11 1 14 1 1 0 3 0 3-3zM64 58c-10 0-20 0-30 0 9-14 17-28 26-42 1 14 2 28 4 42z">
            <text:p/>
          </draw:path>
          <draw:path draw:style-name="gr12" draw:text-style-name="P10" draw:layer="layout" svg:width="0.041cm" svg:height="0.06cm" svg:x="3.064cm" svg:y="3.74cm" svg:viewBox="0 0 42 61" svg:d="M42 31c0-10-1-17-5-23-3-4-9-8-16-8-21 0-21 25-21 31s0 30 21 30 21-24 21-30zM34 29c0 8 0 14-1 20-2 8-8 10-12 10s-10-3-12-10c-1-5-1-12-1-20 0-6 0-13 1-18 2-7 8-8 12-8 5 0 9 2 11 8 2 4 2 11 2 18z">
            <text:p/>
          </draw:path>
          <draw:path draw:style-name="gr12" draw:text-style-name="P10" draw:layer="layout" svg:width="0.088cm" svg:height="0.091cm" svg:x="3.307cm" svg:y="3.676cm" svg:viewBox="0 0 89 92" svg:d="M89 89c0-2-2-2-3-2-8 0-8 0-8-4-3-27-6-53-9-80 0-3 0-3-2-3s-3 1-3 2c-15 25-30 50-45 75-5 8-11 10-16 10-1 1-3 1-3 3 0 1 1 2 2 2 4 0 7-1 11-1s9 1 13 1c1 0 2 0 2-3 0-1-1-2-2-2-3 0-6-1-6-4 0-1 1-3 2-4 1-2 1-2 10-17 11 0 22 0 32 0 0 3 2 20 2 22 0 3-6 3-9 3-2 0-3 0-3 3 0 2 1 1 2 2 5 0 10-1 16-1 3 0 11 1 14 1 1 0 3 0 3-3zM64 58c-10 0-20 0-30 0 9-14 17-28 26-42 1 14 3 28 4 42z">
            <text:p/>
          </draw:path>
          <draw:path draw:style-name="gr12" draw:text-style-name="P10" draw:layer="layout" svg:width="0.032cm" svg:height="0.059cm" svg:x="3.409cm" svg:y="3.74cm" svg:viewBox="0 0 33 60" svg:d="M33 60c0-2 0-3 0-4-1 0-2 0-3 0-10 0-10-1-10-4 0-16 0-33 0-49 0-3 0-3-2-3-6 5-14 6-18 6 0 1 0 2 0 3 2 0 8 0 13-2 0 15 0 30 0 45 0 3 0 4-9 4-1 0-2 0-3 0 0 1 0 2 0 4 5-1 11-1 16-1s11 0 16 1z">
            <text:p/>
          </draw:path>
          <draw:path draw:style-name="gr12" draw:text-style-name="P10" draw:layer="layout" svg:width="0.088cm" svg:height="0.091cm" svg:x="2.967cm" svg:y="4.014cm" svg:viewBox="0 0 89 92" svg:d="M89 89c0-1-2-1-3-1-8 0-8-1-9-5-2-26-5-53-8-80 0-2 0-3-2-3s-3 1-3 2c-15 25-30 50-45 75-5 9-11 10-16 11-2 0-3 0-3 3 0 0 1 1 2 1 3 0 7-1 11-1s9 1 13 1c1 0 2 0 2-3 0-1-1-1-2-1-3-1-6-2-6-5 0-1 1-3 2-4 1-2 1-2 10-17 11 0 21 0 32 0 0 3 2 20 2 22 0 3-6 4-9 4-2 0-3 0-3 3 0 1 1 0 1 1 6 0 11-1 17-1 3 0 11 1 14 1 1 0 3 0 3-3zM64 58c-10 0-20 0-30 0 9-14 17-28 26-42 1 14 2 28 4 42z">
            <text:p/>
          </draw:path>
          <draw:path draw:style-name="gr12" draw:text-style-name="P10" draw:layer="layout" svg:width="0.039cm" svg:height="0.059cm" svg:x="3.066cm" svg:y="4.077cm" svg:viewBox="0 0 40 60" svg:d="M40 43c-1 0-2 0-3 0 0 2-1 7-2 8s-8 1-9 1c-6 0-12 0-17 0 9-9 13-11 18-15 7-6 13-11 13-20 0-10-10-17-21-17s-19 8-19 16c0 4 4 5 5 5 2 0 4-1 4-5 0-1 0-4-5-4 3-7 9-9 13-9 10 0 14 7 14 14 0 8-5 14-8 18-7 7-15 14-22 21-1 1-1 1-1 4 12 0 25 0 37 0 1-6 2-11 3-17z">
            <text:p/>
          </draw:path>
          <draw:path draw:style-name="gr12" draw:text-style-name="P10" draw:layer="layout" svg:width="0.088cm" svg:height="0.091cm" svg:x="3.3cm" svg:y="4.014cm" svg:viewBox="0 0 89 92" svg:d="M89 89c0-1-2-1-3-1-8 0-8-1-8-5-3-26-6-53-9-80 0-2 0-3-2-3s-3 1-3 2c-15 25-30 50-45 75-5 9-11 10-16 11-1 0-3 0-3 3 0 0 1 1 2 1 4 0 7-1 11-1s9 1 13 1c1 0 2 0 2-3 0-1-1-1-2-1-3-1-6-2-6-5 0-1 1-3 2-4 1-2 1-2 10-17 11 0 22 0 32 0 0 3 2 20 2 22 0 3-6 4-9 4-2 0-3 0-3 3 0 1 1 0 2 1 5 0 10-1 16-1 3 0 11 1 14 1 1 0 3 0 3-3zM64 58c-10 0-20 0-30 0 9-14 17-28 26-42 1 14 3 28 4 42z">
            <text:p/>
          </draw:path>
          <draw:path draw:style-name="gr12" draw:text-style-name="P10" draw:layer="layout" svg:width="0.041cm" svg:height="0.06cm" svg:x="3.398cm" svg:y="4.077cm" svg:viewBox="0 0 42 61" svg:d="M42 44c0-7-6-14-16-16 9-3 13-10 13-15 0-8-8-13-19-13-9 0-17 5-17 12 0 3 2 5 4 5 3 0 5-2 5-5s-2-4-5-4c4-4 10-5 13-5 4 0 10 1 10 10 0 3-1 7-3 10-3 3-6 4-11 4-2 0-2 0-2 0-1 0-1 0-1 1s0 1 2 1c1 0 3 0 5 0 7 0 12 5 12 15 0 11-7 14-12 14-3 0-12-1-15-6 4 0 5-3 5-5 0-3-2-5-5-5-2 0-5 2-5 6 0 8 9 13 20 13 13 0 22-8 22-17z">
            <text:p/>
          </draw:path>
        </draw:g>
        <draw:custom-shape draw:style-name="gr32" draw:text-style-name="P12" draw:layer="layout" svg:width="3cm" svg:height="3cm" svg:x="3.772cm" svg:y="1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2cm" svg:height="1.99cm" svg:x="0.653cm" svg:y="2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1">
          <svg:title>TexMaths</svg:title>
          <svg:desc>14§display§Y§svg§600§FALSE§</svg:desc>
          <draw:path draw:style-name="gr12" draw:text-style-name="P10" draw:layer="layout" svg:width="0.614cm" svg:height="0.577cm" svg:x="1.331cm" svg:y="2.958cm" svg:viewBox="0 0 615 578" svg:d="M615 10c0-8-5-10-12-10-20 0-46 2-67 2-29 0-58-2-84-2-5 0-17 0-17 17 0 7 9 9 12 9 7 0 31 3 31 20 0 14-19 36-24 41-65 74-131 150-196 225-29-84-60-168-91-252-7-12-5-9-7-14 0-20 43-20 50-20 12 0 22 0 22-16 0-10-12-10-15-10-35 0-71 2-105 2-23 0-74-2-95-2-5 0-17 0-17 17 0 9 10 9 19 9 51 0 57 8 64 29 34 92 68 185 103 278 0 3 3 12 3 15 0 2-34 137-38 154-12 46-12 48-79 48-17 0-24 0-24 17 0 11 9 7 12 11 36-2 71-2 107-4 36 2 72 2 108 4 7 0 17 0 17-18 0-10-7-10-24-10-10 0-17 0-31-2-20 0-24-3-24-12 0-6 7-36 12-53 9-41 19-80 28-121 5-14 5-17 13-24 69-81 140-161 210-242 4-3 7-7 12-12 26-26 54-53 110-58 11-2 17-2 17-16z">
            <text:p/>
          </draw:path>
        </draw:g>
        <draw:custom-shape draw:style-name="gr34" draw:text-style-name="P15" xml:id="id2" draw:id="id2" draw:layer="layout" svg:width="0.225cm" svg:height="0.225cm" svg:x="0.836cm" svg:y="2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 xml:id="id1" draw:id="id1">
          <svg:title>TexMaths</svg:title>
          <svg:desc>66§display§(r_k, c_k)§svg§600§FALSE§</svg:desc>
          <draw:path draw:style-name="gr12" draw:text-style-name="P10" draw:layer="layout" svg:width="0.079cm" svg:height="0.339cm" svg:x="0.808cm" svg:y="1.809cm" svg:viewBox="0 0 80 340" svg:d="M80 336c0-1 0-1-6-7-42-42-54-107-54-159 0-59 13-119 56-161 4-4 4-4 4-6s-1-3-3-3c-4 0-35 23-55 66-18 38-22 76-22 104 0 26 4 68 23 106 20 42 50 64 54 64 2 0 3-1 3-4z">
            <text:p/>
          </draw:path>
          <draw:path draw:style-name="gr12" draw:text-style-name="P10" draw:layer="layout" svg:width="0.14cm" svg:height="0.152cm" svg:x="0.918cm" svg:y="1.914cm" svg:viewBox="0 0 141 153" svg:d="M21 130c-1 5-3 13-3 15 0 6 4 8 10 8 4 0 9-1 12-8 0-2 12-48 14-55 3-10 9-35 11-43 1-5 11-21 20-29 2-1 13-11 27-11 9 0 10 3 14 5-10 1-18 9-18 18 0 6 5 12 14 12 10 0 19-8 19-20s-11-22-29-22c-22 0-38 17-44 26-3-15-16-26-32-26-15 0-22 13-25 19-6 12-11 32-11 33 0 3 3 3 4 3 4 0 4 0 6-7 6-25 13-41 25-41 6 0 11 3 11 16 0 7-1 11-6 28-6 27-13 53-19 79z">
            <text:p/>
          </draw:path>
          <draw:path draw:style-name="gr12" draw:text-style-name="P10" draw:layer="layout" svg:width="0.117cm" svg:height="0.166cm" svg:x="1.083cm" svg:y="1.95cm" svg:viewBox="0 0 118 167" svg:d="M57 7c0-1 1-3 1-4s-1-3-4-3c-5 0-24 2-30 2-2 1-6 1-6 6 0 3 4 3 7 3 10 0 10 2 10 4s0 2-1 5c-11 45-22 90-33 134-1 5-1 5-1 6 0 3 3 7 8 7 7 0 10-4 11-10 1-1 11-42 12-45 17 1 31 7 31 19 0 1 0 2-1 5s-1 5-1 7c0 17 15 24 26 24 23 0 21-24 31-36 0-3-2-2-4-3-4 0-4 1-5 6-3 10-9 27-21 27-7 0-9-7-9-12 0-4 0-5 2-11 0-1 1-5 1-8 0-21-29-24-40-25 7-4 17-12 21-16 12-11 25-22 38-22 2 0 5 1 7 3-9 2-11 10-11 14s4 8 8 8c7 0 14-6 14-15 0-8-5-17-18-17s-26 10-39 22c-10 8-18 16-28 20 8-32 16-63 24-95z">
            <text:p/>
          </draw:path>
          <draw:path draw:style-name="gr12" draw:text-style-name="P10" draw:layer="layout" svg:width="0.039cm" svg:height="0.101cm" svg:x="1.264cm" svg:y="2.028cm" svg:viewBox="0 0 40 102" svg:d="M40 36c0-22-8-36-21-36-12 0-19 9-19 18s7 19 19 19c4 0 8-2 12-5 1-1 1-1 2-1 0 2 0 0 0 5 0 25-12 46-23 57-4 4-4 4-4 5 0 3 1 4 3 4 4 0 31-26 31-66z">
            <text:p/>
          </draw:path>
          <draw:path draw:style-name="gr12" draw:text-style-name="P10" draw:layer="layout" svg:width="0.134cm" svg:height="0.152cm" svg:x="1.402cm" svg:y="1.914cm" svg:viewBox="0 0 135 153" svg:d="M123 20c-6 0-11 0-16 5-5 6-6 12-6 14 0 8 6 12 13 12 10 0 20-8 20-22 0-16-17-29-41-29-47 0-93 49-93 96 0 31 21 57 56 57 49 0 79-35 79-39 0-2-2-5-4-5s-3 1-5 4c-27 34-65 34-69 34-22 0-31-18-31-38 0-14 7-47 18-68 11-19 30-34 50-34 11 0 24 5 29 13z">
            <text:p/>
          </draw:path>
          <draw:path draw:style-name="gr12" draw:text-style-name="P10" draw:layer="layout" svg:width="0.118cm" svg:height="0.166cm" svg:x="1.556cm" svg:y="1.95cm" svg:viewBox="0 0 119 167" svg:d="M58 7c0-1 1-3 1-4s-1-3-4-3c-5 0-25 2-31 2-2 1-5 1-5 6 0 3 3 3 6 3 11 0 11 2 11 4s0 2-1 5c-11 45-23 90-34 134-1 5-1 5-1 6 0 3 3 7 9 7s9-4 11-10c0-1 11-42 12-45 16 1 30 7 30 19 0 1 0 2 0 5-1 3-1 5-1 7 0 17 14 24 26 24 23 0 20-24 30-36 0-3-3-3-4-3-3 0-3 1-5 6-3 10-8 27-20 27-7 0-9-7-9-12 0-4 0-5 2-11 0-1 1-5 1-8 0-21-30-24-40-25 7-4 16-12 20-16 13-11 25-22 38-22 3 0 6 1 8 3-9 2-12 10-12 14s4 8 9 8c7 0 14-6 14-15 0-8-6-17-19-17s-26 10-38 22c-10 8-19 16-29 20 9-32 17-63 25-95z">
            <text:p/>
          </draw:path>
          <draw:path draw:style-name="gr12" draw:text-style-name="P10" draw:layer="layout" svg:width="0.079cm" svg:height="0.339cm" svg:x="1.728cm" svg:y="1.809cm" svg:viewBox="0 0 80 340" svg:d="M80 170c0-26-4-68-23-106-21-42-50-64-54-64-2 0-3 1-3 3s0 2 6 9c34 33 54 87 54 158 0 58-13 118-56 161-4 4-4 4-4 5 0 3 1 4 3 4 4 0 34-23 55-66 18-38 22-76 22-104z">
            <text:p/>
          </draw:path>
          <draw:path draw:style-name="gr12" draw:text-style-name="P10" draw:layer="layout" svg:width="0.159cm" svg:height="0.149cm" svg:x="1.072cm" svg:y="1.746cm" svg:viewBox="0 0 160 150" svg:d="M160 2c0-1-2-2-3-2-6 0-12 1-18 1-7 0-15-1-22-1-1 0-5 0-5 5 0 1 3 2 4 2s8 1 8 5-5 9-7 11c-17 19-33 39-50 58-8-22-16-44-24-65-2-3-1-3-2-4 0-5 11-5 14-5s5 0 5-5c0-2-3-2-4-2-9 0-18 1-27 1-6 0-19-1-25-1-1 0-4 0-4 5 0 2 2 2 5 2 13 0 14 2 16 7 10 25 18 48 27 73l1 3c0 1-9 36-10 40-3 12-3 13-21 13-4 0-5 0-5 5 0 2 1 1 2 2 10 0 19-1 28-1s19 1 28 1c2 0 5 0 5-5 0-2-2-2-7-2-2 0-4 0-8-1-5 0-6 0-6-3 0-2 2-10 3-13 3-11 5-22 8-32 1-4 1-4 3-6 18-21 36-42 54-63 2-1 2-2 3-3 7-7 14-14 29-15 2-1 5-1 5-5z">
            <text:p/>
          </draw:path>
          <draw:path draw:style-name="gr12" draw:text-style-name="P10" draw:layer="layout" svg:width="0.159cm" svg:height="0.149cm" svg:x="1.549cm" svg:y="1.751cm" svg:viewBox="0 0 160 150" svg:d="M160 2c0-1-2-2-3-2-6 0-12 1-18 1-7 0-15-1-22-1-1 0-5 0-5 5 0 1 3 2 4 2s8 1 8 5-5 9-7 11c-17 19-33 39-50 58-8-22-16-44-24-65-2-3-1-3-2-4 0-5 11-5 14-5s5 0 5-5c0-2-3-2-4-2-9 0-18 1-27 1-6 0-19-1-25-1-1 0-4 0-4 5 0 2 2 2 5 2 13 0 14 2 16 7 10 25 18 48 27 73l1 3c0 1-9 36-10 40-3 12-3 13-21 13-4 0-5 0-5 5 0 2 1 1 2 2 10 0 19-1 28-1s19 1 28 1c2 0 5 0 5-5 0-2-2-2-7-2-2 0-4 0-8-1-5 0-6 0-6-3 0-2 2-10 3-13 3-11 5-22 8-32 1-4 1-4 3-6 18-21 36-42 54-63 2-1 2-2 3-3 7-7 14-14 29-15 2-1 5-1 5-5z">
            <text:p/>
          </draw:path>
        </draw:g>
        <draw:connector draw:style-name="gr35" draw:text-style-name="P16" draw:layer="layout" svg:x1="1.308cm" svg:y1="2.149cm" svg:x2="0.948cm" svg:y2="2.468cm" draw:start-shape="id1" draw:start-glue-point="2" draw:end-shape="id2" draw:end-glue-point="4" svg:d="M1308 2149v159h-360v160" svg:viewBox="0 0 361 320">
          <text:p/>
        </draw:connector>
        <draw:g draw:style-name="gr6">
          <draw:custom-shape draw:style-name="gr36" draw:text-style-name="P11" draw:layer="layout" svg:width="1.204cm" svg:height="1.225cm" svg:x="5.368cm" svg:y="3.3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2" draw:layer="layout" svg:width="1.215cm" svg:height="1.225cm" svg:x="3.993cm" svg:y="3.3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3" draw:layer="layout" svg:width="1.205cm" svg:height="1.218cm" svg:x="3.972cm" svg:y="1.9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10" draw:layer="layout" svg:width="0.42cm" svg:height="0.352cm" svg:x="5.739cm" svg:y="2.317cm" svg:viewBox="0 0 421 353" svg:d="M421 6c-3-3 0-6-6-6-16 0-34 0-46 0-21 0-40 0-58 0-3 0-9 0-9 9 0 3 0 6 3 6 6 0 21 3 21 18 0 7-6 13-9 16-27 30-55 61-82 91-15-33-31-67-43-100-3-3-3-7-3-10s9-12 31-15c6 0 9 0 9-9 0-6-6-6-6-6-22 0-43 0-64 0-16 0-46 0-58 0-3 0-10 0-10 9 0 6 7 6 10 6 33 0 36 6 39 18 22 46 40 95 61 144-36 39-73 79-106 115-4 3-4 3-7 6-27 31-51 37-76 37-6 3-12 3-12 12 3 0 0 6 6 6 18 0 34-3 49-3 18 0 40 3 58 3 3 0 9 0 9-12 0-3-6-3-6-6-6 0-21 0-21-15 0-6 6-16 15-22 15-18 33-36 52-58 15-15 30-33 45-51 16 42 34 85 52 125 0 3 0 6 3 9 0 3-12 12-30 12-6 3-9 3-9 12 0 6 6 6 6 6 21 0 42-3 64-3 12 0 42 3 58 3 3 0 9 0 9-12 0-6-6-6-9-6-34 0-37 0-46-21-21-52-43-107-64-159 33-36 88-100 104-112 15-13 33-25 64-28 9 0 12 0 12-9z">
            <text:p/>
          </draw:path>
          <draw:path draw:style-name="gr12" draw:text-style-name="P10" draw:layer="layout" svg:width="0.234cm" svg:height="0.352cm" svg:x="4.443cm" svg:y="2.339cm" svg:viewBox="0 0 235 353" svg:d="M235 6c0-6-6-6-6-6-22 0-46 0-67 0-25 0-46 0-71 0 0 0-9 0-9 9 0 6 6 6 16 6 21 0 33 0 33 9 0 3 0 6 0 9-24 95-46 186-70 281-3 18-3 21-46 21-12 0-15 0-15 12 0 6 6 6 6 6 24 0 46-3 67-3 25 0 46 3 70 3 3 0 9 0 9-12 0-6-3-6-15-6-9 0-12 0-21 0-12 0-12-3-12-6 0-6 0-9 0-15 24-92 45-183 70-274 3-19 6-25 46-25 12 0 15 0 15-9z">
            <text:p/>
          </draw:path>
          <draw:path draw:style-name="gr12" draw:text-style-name="P10" draw:layer="layout" svg:width="0.371cm" svg:height="0.352cm" svg:x="4.407cm" svg:y="3.715cm" svg:viewBox="0 0 372 353" svg:d="M372 6c0-6-3-6-6-6-12 0-28 0-40 0-18 0-36 0-52 0-3 0-12 0-12 9 0 6 6 6 9 6s19 3 19 12c0 10-12 25-16 28-39 45-79 91-118 137-19-52-37-104-55-155-3-7-3-7-3-10 0-12 24-12 30-12s12 0 12-9c0-6-6-6-9-6-21 0-43 0-64 0-12 0-43 0-58 0-3 0-9 0-9 9 0 6 6 6 12 6 31 0 34 6 37 18 21 58 42 116 64 171 0 3 0 9 0 9 0 3-18 85-22 94-6 31-6 31-48 31-9 0-13 0-13 12 0 3 4 3 7 3 21 0 42 0 64 0 21 0 45 0 67 0 3 0 9 0 9-9 0-6-3-6-15-6-6 0-10 0-19 0-12 0-15-3-15-9 0-3 6-22 9-34 6-24 9-48 15-73 4-9 4-9 10-15 42-49 85-97 128-149 0 0 3-3 6-6 15-15 33-34 67-37 6 0 9 0 9-9z">
            <text:p/>
          </draw:path>
          <draw:path draw:style-name="gr12" draw:text-style-name="P10" draw:layer="layout" svg:width="0.341cm" svg:height="0.352cm" svg:x="5.797cm" svg:y="3.745cm" svg:viewBox="0 0 342 353" svg:d="M342 3c0-3-4-3-16-3-70 0-143 0-213 0-12 0-12 0-15 9-13 34-22 64-31 94 0 4 0 7 0 7 0 3 0 6 6 6 3 0 3-3 6-6 19-61 46-95 125-95 28 0 55 0 83 0-95 110-189 216-284 323 0 3-3 9-3 9 0 6 3 6 12 6 76 0 150 0 223 0 12 0 12 0 15-12 12-37 24-73 37-113 0-3 3-6 3-9 0 0-3-3-6-3-6 0-6 0-10 12-24 70-45 107-134 107-30 0-58 0-88 0 97-107 192-216 286-323 0-3 4-6 4-9z">
            <text:p/>
          </draw:path>
          <draw:custom-shape draw:style-name="gr39" draw:text-style-name="P14" draw:layer="layout" svg:width="1.227cm" svg:height="1.226cm" svg:x="5.338cm" svg:y="1.9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0" draw:text-style-name="P17" xml:id="id3" draw:id="id3" draw:layer="layout" svg:width="0.225cm" svg:height="0.225cm" svg:x="4.073cm" svg:y="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xml:id="id4" draw:id="id4" draw:layer="layout" svg:width="0.225cm" svg:height="0.225cm" svg:x="5.437cm" svg:y="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xml:id="id5" draw:id="id5" draw:layer="layout" svg:width="0.225cm" svg:height="0.225cm" svg:x="4.073cm" svg:y="3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xml:id="id6" draw:id="id6" draw:layer="layout" svg:width="0.225cm" svg:height="0.225cm" svg:x="5.437cm" svg:y="3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svg:title>TexMaths</svg:title>
          <svg:desc>24§display§(r_{k+1}^I, c_{k+1}^I)§svg§600§FALSE§</svg:desc>
          <draw:path draw:style-name="gr12" draw:text-style-name="P10" draw:layer="layout" svg:width="0.055cm" svg:height="0.237cm" svg:x="3.244cm" svg:y="1.647cm" svg:viewBox="0 0 56 238" svg:d="M56 236c0-2 0-2-3-6-31-29-39-75-39-111 0-41 10-82 40-112 2-3 2-4 2-4 0-2 0-3-2-3-3 0-24 16-39 47-12 26-15 52-15 72 0 19 3 47 16 74 15 29 35 45 38 45 2 0 2-1 2-2z">
            <text:p/>
          </draw:path>
          <draw:path draw:style-name="gr12" draw:text-style-name="P10" draw:layer="layout" svg:width="0.098cm" svg:height="0.107cm" svg:x="3.322cm" svg:y="1.72cm" svg:viewBox="0 0 99 108" svg:d="M15 91c-1 4-2 9-2 11 0 4 3 6 6 6s7-2 9-7c0-1 9-33 10-37 2-8 6-25 8-31 1-3 8-15 14-19 2-2 9-9 19-9 6 0 10 3 11 3-8 1-14 7-14 14 0 3 4 8 10 8 7 0 13-6 13-14 0-9-7-16-20-16-16 0-26 12-31 18-2-10-11-18-22-18s-16 9-18 14c-5 8-8 22-8 23 0 2 2 1 3 2 3 0 3 0 4-5 4-17 9-29 18-29 4 0 8 2 8 11 0 6-1 8-5 21-4 18-9 36-13 54z">
            <text:p/>
          </draw:path>
          <draw:path draw:style-name="gr12" draw:text-style-name="P10" draw:layer="layout" svg:width="0.08cm" svg:height="0.113cm" svg:x="3.443cm" svg:y="1.614cm" svg:viewBox="0 0 81 114" svg:d="M60 13c1-6 1-7 14-7 5 0 7 0 7-3 0-2-2-3-3-3-4 0-8 1-12 1-3 0-8 0-11 0-4 0-8 0-12 0s-8-1-12-1c-1 0-3 0-3 3s1 3 5 3c2 0 4 0 7 0 3 1 4 1 4 3 0 0 0 2 0 3-8 30-16 59-23 88-2 6-2 8-15 8-5 0-6 0-6 3 1 1 0 3 3 3 5 0 18-1 23-1 4 0 8 0 12 0 3 0 7 1 11 1 1 0 4 0 4-4 0-2-2-2-6-2-2 0-3 0-7-1-4 0-4-1-4-2s0-1 1-4c7-29 15-59 23-88z">
            <text:p/>
          </draw:path>
          <draw:path draw:style-name="gr12" draw:text-style-name="P10" draw:layer="layout" svg:width="0.083cm" svg:height="0.116cm" svg:x="3.438cm" svg:y="1.769cm" svg:viewBox="0 0 84 117" svg:d="M40 5c1 0 1-2 1-3s-1-2-3-2c-3 0-17 1-21 1-2 0-4 1-4 4 0 2 2 2 4 2 9 0 9 2 9 3 0 2-1 2-1 4-8 31-16 62-24 94-1 3-1 3-1 4 0 2 2 5 6 5s7-3 7-7c1-1 8-30 9-32 12 1 22 5 22 13 0 1 0 2-1 4s-1 3-1 5c0 12 11 17 19 17 16 0 15-17 22-26 0-2-2-2-3-2-3 0-3 1-4 5-2 6-7 18-15 18-4 0-5-4-5-8 0-3 0-4 0-8 0 0 1-3 1-5 0-15-20-17-27-18 5-3 11-8 14-11 8-8 17-15 27-15 2 0 4 0 5 2-7 1-9 7-9 9 0 4 3 6 7 6 5 0 10-4 10-10s-4-12-13-12c-10 0-19 7-28 14-7 7-12 12-19 15 5-22 11-44 16-66z">
            <text:p/>
          </draw:path>
          <draw:path draw:style-name="gr12" draw:text-style-name="P10" draw:layer="layout" svg:width="0.125cm" svg:height="0.122cm" svg:x="3.545cm" svg:y="1.781cm" svg:viewBox="0 0 126 123" svg:d="M67 66c17 0 35 0 53 0 2 0 6 0 6-4s-4-4-6-4c-18 0-36 0-53 0 0-18 0-35 0-52 0-2 0-6-4-6-5 0-5 4-5 6 0 17 0 34 0 52-17 0-34 0-52 0-2 0-6 0-6 3 0 5 3 5 6 5 18 0 35 0 52 0 0 17 0 34 0 51 0 2 0 6 5 6 4 0 4-4 4-6 0-17 0-34 0-51z">
            <text:p/>
          </draw:path>
          <draw:path draw:style-name="gr12" draw:text-style-name="P10" draw:layer="layout" svg:width="0.062cm" svg:height="0.109cm" svg:x="3.701cm" svg:y="1.774cm" svg:viewBox="0 0 63 110" svg:d="M39 5c0-5-1-5-6-5-11 11-26 11-33 11 0 2 0 4 0 6 4 0 15 0 25-5 0 28 0 57 0 85 0 5 0 7-17 7-2 0-5 0-7 0 0 2 0 4 0 6 3 0 24 0 31 0 5 0 26 0 31 0 0-2 0-4 0-6-3 0-5 0-7 0-17 0-17-2-17-7 0-31 0-62 0-92z">
            <text:p/>
          </draw:path>
          <draw:path draw:style-name="gr12" draw:text-style-name="P10" draw:layer="layout" svg:width="0.027cm" svg:height="0.07cm" svg:x="3.813cm" svg:y="1.8cm" svg:viewBox="0 0 28 71" svg:d="M28 25c0-16-6-25-15-25-8 0-13 6-13 13 0 6 5 12 13 12 3 0 6-1 9-3h1c0 1 0 0 0 3 0 18-8 32-16 40-3 2-3 3-3 3 0 2 1 3 2 3 3 0 22-18 22-46z">
            <text:p/>
          </draw:path>
          <draw:path draw:style-name="gr12" draw:text-style-name="P10" draw:layer="layout" svg:width="0.094cm" svg:height="0.107cm" svg:x="3.91cm" svg:y="1.72cm" svg:viewBox="0 0 95 108" svg:d="M87 15c-4 0-7 0-11 3-4 4-4 8-4 10 0 5 4 8 9 8 7 0 13-6 13-15 0-12-11-21-29-21-32 0-65 35-65 68 0 21 15 40 40 40 34 0 55-25 55-28 0-1-1-3-3-3-1 0-2 0-3 2-20 24-46 24-49 24-15 0-22-12-22-26 0-10 5-33 13-48 8-13 22-24 35-24 8 0 17 4 21 10z">
            <text:p/>
          </draw:path>
          <draw:path draw:style-name="gr12" draw:text-style-name="P10" draw:layer="layout" svg:width="0.08cm" svg:height="0.113cm" svg:x="4.017cm" svg:y="1.614cm" svg:viewBox="0 0 81 114" svg:d="M60 13c1-6 1-7 14-7 5 0 7 0 7-3 0-2-2-3-3-3-4 0-8 1-12 1-3 0-8 0-11 0-4 0-8 0-12 0s-8-1-12-1c-1 0-3 0-3 3s1 3 5 3c2 0 4 0 7 0 3 1 4 1 4 3 0 0 0 2 0 3-8 30-16 59-23 88-2 6-2 8-15 8-5 0-6 0-6 3 1 1 0 3 3 3 5 0 17-1 23-1 4 0 8 0 12 0 3 0 7 1 11 1 1 0 4 0 4-4 0-2-2-2-6-2-2 0-4 0-7-1-4 0-4-1-4-2s0-1 1-4c7-29 15-59 23-88z">
            <text:p/>
          </draw:path>
          <draw:path draw:style-name="gr12" draw:text-style-name="P10" draw:layer="layout" svg:width="0.083cm" svg:height="0.116cm" svg:x="4.019cm" svg:y="1.769cm" svg:viewBox="0 0 84 117" svg:d="M41 5c0-1 0-2 1-3 0-1-1-2-3-2-4 0-17 1-22 1-1 0-4 1-4 4 0 2 3 2 4 2 9 0 9 2 9 3 0 2 0 2-1 4-8 31-16 62-24 94-1 3-1 3-1 4 0 2 2 5 6 5s7-3 8-7c1-1 8-30 8-32 13 1 22 5 22 13 0 1 0 2 0 4-1 2-1 3-1 5 0 12 10 17 18 17 17 0 15-17 22-26 0-2-2-2-3-2-2 0-2 1-3 5-2 6-7 18-15 18-5 0-6-4-6-8 0-3 0-4 1-8 0 0 1-3 1-5 0-15-20-17-28-18 5-3 11-8 14-11 9-8 17-15 27-15 2 0 4 0 5 2-7 1-8 7-8 9 0 4 3 6 6 6 5 0 10-4 10-10s-4-12-13-12c-10 0-18 7-27 14-7 7-13 12-20 15 6-22 11-44 17-66z">
            <text:p/>
          </draw:path>
          <draw:path draw:style-name="gr12" draw:text-style-name="P10" draw:layer="layout" svg:width="0.125cm" svg:height="0.122cm" svg:x="4.126cm" svg:y="1.781cm" svg:viewBox="0 0 126 123" svg:d="M67 66c18 0 35 0 53 0 2 0 6 0 6-4s-4-4-6-4c-18 0-35 0-53 0 0-18 0-35 0-52 0-2 0-6-4-6s-4 4-4 6c0 17 0 34 0 52-17 0-35 0-52 0-3 0-7 0-7 3 0 5 4 5 7 5 17 0 35 0 52 0 0 17 0 34 0 51 0 2 0 6 4 6s4-4 4-6c0-17 0-34 0-51z">
            <text:p/>
          </draw:path>
          <draw:path draw:style-name="gr12" draw:text-style-name="P10" draw:layer="layout" svg:width="0.061cm" svg:height="0.109cm" svg:x="4.283cm" svg:y="1.774cm" svg:viewBox="0 0 62 110" svg:d="M38 5c0-5 0-5-5-5-11 11-26 11-33 11 0 2 0 4 0 6 4 0 15 0 24-5 0 28 0 57 0 85 0 5 0 7-16 7-3 0-5 0-7 0 0 2 0 4 0 6 3 0 24 0 30 0s27 0 31 0c0-2 0-4 0-6-2 0-4 0-6 0-18 0-18-2-18-7 0-31 0-62 0-92z">
            <text:p/>
          </draw:path>
          <draw:path draw:style-name="gr12" draw:text-style-name="P10" draw:layer="layout" svg:width="0.055cm" svg:height="0.237cm" svg:x="4.388cm" svg:y="1.647cm" svg:viewBox="0 0 56 238" svg:d="M56 119c0-19-2-47-16-74-14-29-35-45-38-45-1 0-2 1-2 3 0 0 0 1 4 5 24 24 38 61 38 111 0 41-9 82-39 113-3 2-3 2-3 4 0 1 1 2 2 2 3 0 24-16 39-46 13-27 15-53 15-73z">
            <text:p/>
          </draw:path>
        </draw:g>
        <draw:g draw:style-name="gr11">
          <svg:title>TexMaths</svg:title>
          <svg:desc>24§display§(r_{k+1}^X, c_{k+1}^X)

(r_{k+1}^Y, c_{k+1}^Y)

(r_{k+1}^Z, c_{k+1}^Z)§svg§600§FALSE§</svg:desc>
          <draw:path draw:style-name="gr12" draw:text-style-name="P10" draw:layer="layout" svg:width="0.053cm" svg:height="0.23cm" svg:x="4.775cm" svg:y="1.624cm" svg:viewBox="0 0 54 231" svg:d="M54 229c0-1 0-1-4-5-29-29-37-73-37-108 0-40 9-80 38-109 3-3 3-4 3-4 0-2-1-3-3-3s-23 16-37 45c-11 25-14 51-14 71 0 17 3 46 15 71 14 29 34 44 36 44s3-1 3-2z">
            <text:p/>
          </draw:path>
          <draw:path draw:style-name="gr12" draw:text-style-name="P10" draw:layer="layout" svg:width="0.093cm" svg:height="0.104cm" svg:x="4.849cm" svg:y="1.696cm" svg:viewBox="0 0 94 105" svg:d="M14 88c-1 3-2 9-2 10 0 4 3 7 6 7s7-2 9-7c1-1 8-32 9-37 2-7 6-24 7-29 2-4 8-14 14-20 2-1 8-7 18-7 6 0 9 2 10 2-7 2-13 7-13 13 0 4 3 8 10 8 6 0 12-5 12-14 0-7-7-14-19-14-15 0-25 11-30 18-2-11-10-18-21-18-10 0-15 9-17 13-4 7-7 22-7 23s2 1 3 1c2 0 2 0 4-5 4-16 8-27 17-27 4 0 7 2 7 10 0 5-1 8-4 20-4 18-9 35-13 53z">
            <text:p/>
          </draw:path>
          <draw:path draw:style-name="gr12" draw:text-style-name="P10" draw:layer="layout" svg:width="0.143cm" svg:height="0.109cm" svg:x="4.961cm" svg:y="1.592cm" svg:viewBox="0 0 144 110" svg:d="M82 49c5-5 10-10 16-15 21-21 27-27 42-28 2 0 4 0 4-3 0-2-2-3-3-3-5 0-10 1-15 1-4 0-15-1-19-1-1 0-3 1-3 3 0 1 0 3 2 3s6 1 6 4c0 2-3 5-4 6-1 2-22 21-28 28-6-11-11-21-17-32 0-1 0-1 0-2s3-4 8-4c1 0 3 0 3-4 0-1 0-2-2-2-3 0-7 1-11 1-3 0-7 0-10 0s-7 0-10 0c-3-1-6-1-9-1 0 0-3 0-3 3s2 3 5 3c9 0 9 1 11 5 8 14 15 29 23 44-3 3-6 6-9 9s-11 10-14 14c-19 19-26 26-40 27-3 0-5 0-5 3 0 1 1 2 3 2 4 0 10 0 15 0 2 0 6 0 9 0s7 0 9 0 4 0 4-3c0-2-2-2-3-2s-5-1-5-4 2-5 6-9c11-11 22-21 33-32 6 13 13 26 19 39 1 1 1 1 1 2 0 0-3 3-9 4-1 0-3 0-3 3 0 1 0 2 3 2s7 0 10 0c4 0 8 0 11 0s7 0 10 0c2 0 6 0 8 0 1 0 4 0 4-3 0-2-2-2-5-2-9 0-10-2-11-5-9-17-18-34-27-51z">
            <text:p/>
          </draw:path>
          <draw:path draw:style-name="gr12" draw:text-style-name="P10" draw:layer="layout" svg:width="0.079cm" svg:height="0.113cm" svg:x="4.959cm" svg:y="1.743cm" svg:viewBox="0 0 80 114" svg:d="M38 5c1 0 1-2 1-3s-1-2-3-2-16 1-20 1c-2 1-3 1-3 4 0 2 1 2 3 2 8 0 8 2 8 3s0 2 0 4c-8 30-16 61-23 91-1 3-1 3-1 4 0 2 2 5 5 5 5 0 7-4 8-7 0 0 7-29 8-31 11 1 21 4 21 13 0 0 0 1 0 3-1 3-1 3-1 5 0 12 9 17 17 17 16 0 20-25 20-25 0-2-2-2-2-2-2 0-3 0-4 4-1 7-6 18-14 18-4 0-5-4-5-8 0-3 0-3 0-8 1 0 2-3 2-4 0-15-20-17-27-18 5-3 11-8 14-11 8-7 16-15 25-15 2 0 4 1 5 2-7 2-8 7-8 10s3 5 7 5 9-3 9-10c0-5-4-11-13-11s-18 6-25 14c-8 7-13 11-20 14 6-21 11-43 16-64z">
            <text:p/>
          </draw:path>
          <draw:path draw:style-name="gr12" draw:text-style-name="P10" draw:layer="layout" svg:width="0.118cm" svg:height="0.118cm" svg:x="5.06cm" svg:y="1.754cm" svg:viewBox="0 0 119 119" svg:d="M64 64c16 0 33 0 49 0 2 0 6 0 6-4s-4-4-6-4c-16 0-33 0-49 0 0-17 0-33 0-50 0-2 0-6-4-6s-4 4-4 6c0 17 0 33 0 50-17 0-33 0-50 0-2 0-6 0-6 4s4 4 6 4c17 0 33 0 50 0 0 16 0 33 0 49 0 2 0 6 3 6 5 0 5-3 5-6 0-16 0-33 0-49z">
            <text:p/>
          </draw:path>
          <draw:path draw:style-name="gr12" draw:text-style-name="P10" draw:layer="layout" svg:width="0.058cm" svg:height="0.106cm" svg:x="5.209cm" svg:y="1.747cm" svg:viewBox="0 0 59 107" svg:d="M37 5c0-4-1-5-5-5-10 11-25 11-32 11 0 1 0 3 0 5 4 0 14 0 24-4 0 27 0 55 0 82 0 5 0 8-17 8-2 0-4 0-6 0 0 2 0 3 0 5 3 0 23 0 29 0 5 0 25 0 29 0 0-2 0-3 0-5-2 0-4 0-6 0-16 0-16-3-16-8 0-30 0-60 0-89z">
            <text:p/>
          </draw:path>
          <draw:path draw:style-name="gr12" draw:text-style-name="P10" draw:layer="layout" svg:width="0.026cm" svg:height="0.068cm" svg:x="5.315cm" svg:y="1.773cm" svg:viewBox="0 0 27 69" svg:d="M27 24c0-15-5-24-14-24-8 0-13 6-13 12 0 7 5 13 13 13 2 0 5-1 7-3 1-1 1-1 2-1 0 1 0 0 0 3 0 17-8 31-15 39-3 3-3 3-3 4s1 2 2 2c3 0 21-18 21-45z">
            <text:p/>
          </draw:path>
          <draw:path draw:style-name="gr12" draw:text-style-name="P10" draw:layer="layout" svg:width="0.089cm" svg:height="0.104cm" svg:x="5.408cm" svg:y="1.696cm" svg:viewBox="0 0 90 105" svg:d="M82 14c-4 0-7 0-10 3-4 3-4 7-4 9 0 6 4 8 8 8 7 0 13-5 13-14 0-11-11-20-27-20-32 0-62 33-62 65 0 21 13 40 38 40 33 0 52-25 52-28 0-1-2-3-3-3s-1 0-3 2c-18 23-43 23-46 23-15 0-21-11-21-25 0-10 5-32 13-46 7-14 19-23 32-23 8 0 17 3 20 9z">
            <text:p/>
          </draw:path>
          <draw:path draw:style-name="gr12" draw:text-style-name="P10" draw:layer="layout" svg:width="0.142cm" svg:height="0.109cm" svg:x="5.506cm" svg:y="1.592cm" svg:viewBox="0 0 143 110" svg:d="M82 49c5-5 10-10 16-15 20-21 27-27 41-28 2 0 4 0 4-3 0-2-2-3-3-3-4 0-10 1-15 1-4 0-14-1-18-1-2 0-4 1-4 3 0 1 0 3 3 3 1 0 5 1 5 4 0 2-2 5-4 6-1 2-21 21-28 28-5-11-10-21-16-32 0 0-1-1-1-2s3-4 9-4c1 0 3 0 3-4-1-1 0-2-3-2s-7 1-10 1c-4 0-8 0-11 0s-7 0-10 0c-2-1-6-1-8-1-1 0-4 0-4 3s2 3 5 3c9 0 10 1 12 5 7 14 15 29 23 44-3 3-6 6-9 9-4 3-11 10-14 14-20 19-27 26-41 27-3 0-4 0-4 3 0 1 0 2 2 2 5 0 11 0 15 0 3 0 7 0 10 0s6 0 9 0c1 0 4 0 4-3 0-2-2-2-4-2-1 0-4-1-4-4s2-5 5-9c11-11 22-21 33-32 6 13 13 26 20 39 0 1 0 1 0 2 0 0-2 3-8 4-2 0-4 0-4 3 0 1 0 2 3 2s8 0 11 0c4 0 7 0 11 0 2 0 6 0 9 0s7 0 9 0c1 0 4 0 4-3 0-2-3-2-6-2-9 0-10-2-11-5-9-17-18-34-26-51z">
            <text:p/>
          </draw:path>
          <draw:path draw:style-name="gr12" draw:text-style-name="P10" draw:layer="layout" svg:width="0.079cm" svg:height="0.113cm" svg:x="5.51cm" svg:y="1.743cm" svg:viewBox="0 0 80 114" svg:d="M38 5c1 0 1-2 1-3s-1-2-3-2-16 1-20 1c-2 1-3 1-3 4 0 2 1 2 3 2 8 0 8 2 8 3s0 2 0 4c-8 30-16 61-23 91-1 3-1 3-1 4 0 2 2 5 5 5 5 0 7-4 8-7 0 0 7-29 8-31 11 1 21 4 21 13 0 0 0 1 0 3-1 3-1 3-1 5 0 12 9 17 17 17 16 0 20-25 20-25 0-2-2-2-2-2-2 0-3 0-4 4-1 7-6 18-14 18-4 0-5-4-5-8 0-3 0-3 0-8 1 0 2-3 2-4 0-15-20-17-27-18 5-3 11-8 14-11 8-7 16-15 25-15 2 0 4 1 5 2-7 2-8 7-8 10s3 5 7 5c3 0 9-3 9-10 0-5-4-11-13-11s-18 6-25 14c-8 7-13 11-20 14 6-21 11-43 16-64z">
            <text:p/>
          </draw:path>
          <draw:path draw:style-name="gr12" draw:text-style-name="P10" draw:layer="layout" svg:width="0.118cm" svg:height="0.118cm" svg:x="5.612cm" svg:y="1.754cm" svg:viewBox="0 0 119 119" svg:d="M64 64c16 0 33 0 49 0 2 0 6 0 6-4s-4-4-6-4c-16 0-33 0-49 0 0-17 0-33 0-50 0-2 0-6-4-6s-4 4-4 6c0 17 0 33 0 50-17 0-33 0-50 0-2 0-6 0-6 4s4 4 6 4c17 0 33 0 50 0 0 16 0 33 0 49 0 2 0 6 3 6 5 0 5-3 5-6 0-16 0-33 0-49z">
            <text:p/>
          </draw:path>
          <draw:path draw:style-name="gr12" draw:text-style-name="P10" draw:layer="layout" svg:width="0.058cm" svg:height="0.106cm" svg:x="5.76cm" svg:y="1.747cm" svg:viewBox="0 0 59 107" svg:d="M37 5c0-4-1-5-5-5-10 11-25 11-32 11 0 1 0 3 0 5 4 0 14 0 24-4 0 27 0 55 0 82 0 5 0 8-17 8-2 0-4 0-6 0 0 2 0 3 0 5 3 0 23 0 29 0 5 0 25 0 29 0 0-2 0-3 0-5-2 0-4 0-6 0-16 0-16-3-16-8 0-30 0-60 0-89z">
            <text:p/>
          </draw:path>
          <draw:path draw:style-name="gr12" draw:text-style-name="P10" draw:layer="layout" svg:width="0.053cm" svg:height="0.23cm" svg:x="5.86cm" svg:y="1.624cm" svg:viewBox="0 0 54 231" svg:d="M54 116c0-18-3-46-16-73-14-28-33-43-35-43s-3 1-3 3c0 0 0 1 5 5 22 23 35 60 35 108 0 39-8 80-37 109-3 3-3 3-3 4s1 2 3 2 23-15 37-45c11-26 14-51 14-70z">
            <text:p/>
          </draw:path>
        </draw:g>
        <draw:g draw:style-name="gr11">
          <svg:title>TexMaths</svg:title>
          <svg:desc>24§display§(r_{k+1}^X, c_{k+1}^X)

(r_{k+1}^Y, c_{k+1}^Y)

(r_{k+1}^Z, c_{k+1}^Z)§svg§600§FALSE§</svg:desc>
          <draw:path draw:style-name="gr12" draw:text-style-name="P10" draw:layer="layout" svg:width="0.052cm" svg:height="0.23cm" svg:x="3.194cm" svg:y="4.629cm" svg:viewBox="0 0 53 231" svg:d="M53 229c0-1 0-1-4-5-29-29-36-73-36-108 0-40 9-80 38-109 2-3 2-4 2-4 0-2 0-3-2-3s-23 16-37 45c-11 25-14 51-14 71 0 17 2 46 15 71 14 29 34 44 36 44s2-1 2-2z">
            <text:p/>
          </draw:path>
          <draw:path draw:style-name="gr12" draw:text-style-name="P10" draw:layer="layout" svg:width="0.077cm" svg:height="0.101cm" svg:x="3.267cm" svg:y="4.701cm" svg:viewBox="0 0 78 102" svg:d="M32 25c0-8 0-17 0-25-10 1-21 1-32 2 0 2 0 5 0 7 16 0 18 2 18 13 0 21 0 42 0 62 0 11-2 11-18 11 0 2 0 5 0 7 9-1 20-1 26-1 10 0 21 0 30 1 0-2 0-5 0-7-2 0-3 0-5 0-17 0-17-3-17-11 0-12 0-24 0-36 0-23 9-43 27-43 2 0 2 0 2 0 0 0-5 3-5 9s5 10 10 10c4 0 10-3 10-10s-7-14-17-14c-17 0-25 15-29 25z">
            <text:p/>
          </draw:path>
          <draw:path draw:style-name="gr12" draw:text-style-name="P10" draw:layer="layout" svg:width="0.128cm" svg:height="0.109cm" svg:x="3.361cm" svg:y="4.609cm" svg:viewBox="0 0 129 110" svg:d="M101 19c3-3 6-6 10-8 6-5 12-5 14-6 2 0 4 0 4-3 0-1-1-2-2-2-4 0-9 1-13 1-5 0-13-1-17-1-1 0-3 0-3 3 0 2 2 2 2 2 5 1 5 3 5 4s-1 2-2 3c-1 2-1 3-3 4-13 14-27 28-40 43-7-16-14-32-22-48 0-2 0-2 0-2 0-4 7-4 8-4 2 0 4 0 4-3-1-1 0-2-3-2-4 0-16 1-21 1-4 0-15-1-19-1-1 0-3 0-3 3 0 2 3 2 5 2 9 0 9 2 11 6 9 18 17 36 26 55-3 10-5 19-8 29-2 8-2 9-15 9-3 0-5 0-5 4 0 1 1 2 3 2 3 0 7 0 10 0s8-1 11-1 7 1 10 1 7 0 11 0c1 0 4 0 4-3s-2-3-6-3c-2 0-3 0-6 0-4-1-4-1-4-2s2-9 3-13c1-5 5-20 5-21 1-2 1-2 2-4 15-15 29-30 44-45z">
            <text:p/>
          </draw:path>
          <draw:path draw:style-name="gr12" draw:text-style-name="P10" draw:layer="layout" svg:width="0.079cm" svg:height="0.112cm" svg:x="3.364cm" svg:y="4.756cm" svg:viewBox="0 0 80 113" svg:d="M38 5c0-1 1-2 1-3s-1-2-3-2c-3 0-16 1-20 1-2 0-4 1-4 4 0 2 2 2 4 2 8 0 8 2 8 3s0 2-1 3c-7 31-15 61-22 92-1 3-1 3-1 4s1 4 5 4c5 0 7-3 8-6 0-1 7-29 7-31 12 0 22 4 22 13 0 0 0 1-1 3s-1 3-1 5c0 12 10 16 17 16 16 0 14-16 21-24 0-2-1-2-2-2-3 0-3 0-4 4-1 6-6 18-14 18-5 0-6-4-6-8 0-3 0-4 1-8 0 0 1-3 1-5 0-14-19-16-26-17 4-3 11-8 14-11 7-7 16-15 25-15 2 0 4 0 5 2-7 1-8 7-8 10s3 5 7 5c3 0 9-3 9-10 0-5-4-11-13-11s-18 6-26 14c-7 6-12 11-19 14 6-21 11-43 16-64z">
            <text:p/>
          </draw:path>
          <draw:path draw:style-name="gr12" draw:text-style-name="P10" draw:layer="layout" svg:width="0.118cm" svg:height="0.118cm" svg:x="3.465cm" svg:y="4.768cm" svg:viewBox="0 0 119 119" svg:d="M63 64c17 0 34 0 50 0 2 0 6 0 6-4 0-5-4-5-6-5-16 0-33 0-50 0 0-16 0-33 0-49 0-2 0-6-4-6s-4 4-4 6c0 16 0 33 0 49-16 0-33 0-49 0-2 0-6 0-6 4 0 5 3 5 6 5 16 0 33 0 49 0 0 16 0 33 0 49 0 2 0 6 4 6s4-4 4-6c0-16 0-33 0-49z">
            <text:p/>
          </draw:path>
          <draw:path draw:style-name="gr12" draw:text-style-name="P10" draw:layer="layout" svg:width="0.058cm" svg:height="0.106cm" svg:x="3.614cm" svg:y="4.761cm" svg:viewBox="0 0 59 107" svg:d="M37 5c0-5-1-5-5-5-11 10-25 11-32 11 0 1 0 3 0 5 4 0 14 0 24-4 0 27 0 55 0 82 0 5 0 7-17 7-2 0-4 0-6 0 0 2 0 4 0 6 3 0 23 0 29 0 5 0 25 0 29 0 0-2 0-4 0-6-2 0-4 0-6 0-16 0-16-2-16-7 0-30 0-60 0-89z">
            <text:p/>
          </draw:path>
          <draw:path draw:style-name="gr12" draw:text-style-name="P10" draw:layer="layout" svg:width="0.026cm" svg:height="0.068cm" svg:x="3.72cm" svg:y="4.778cm" svg:viewBox="0 0 27 69" svg:d="M27 24c0-15-6-24-14-24s-13 6-13 12c0 7 5 13 13 13 2 0 5-1 7-3 1-1 1-1 2-1 0 1 0 0 0 3 0 17-8 31-15 39-3 3-3 3-3 4s1 2 2 2c3 0 21-18 21-45z">
            <text:p/>
          </draw:path>
          <draw:path draw:style-name="gr12" draw:text-style-name="P10" draw:layer="layout" svg:width="0.089cm" svg:height="0.104cm" svg:x="3.812cm" svg:y="4.701cm" svg:viewBox="0 0 90 105" svg:d="M82 14c-3 0-6 0-10 3-3 3-4 7-4 9 0 6 4 8 8 8 8 0 14-5 14-14 0-11-11-20-27-20-32 0-63 33-63 65 0 21 14 40 38 40 33 0 52-25 52-28 0-1-1-3-2-3-2 0-2 0-4 2-17 23-43 23-46 23-14 0-21-11-21-25 0-10 5-32 13-46 7-14 20-23 33-23 8 0 16 3 19 9z">
            <text:p/>
          </draw:path>
          <draw:path draw:style-name="gr12" draw:text-style-name="P10" draw:layer="layout" svg:width="0.128cm" svg:height="0.109cm" svg:x="3.912cm" svg:y="4.609cm" svg:viewBox="0 0 129 110" svg:d="M101 19c3-3 6-6 10-8 6-5 12-5 14-6 2 0 4 0 4-3 0-1-1-2-2-2-4 0-9 1-13 1-5 0-13-1-17-1-1 0-3 0-3 3 0 2 2 2 2 2 5 1 5 3 5 4s-1 2-2 3c-1 2-1 3-3 4-13 14-27 28-40 43-7-16-14-32-22-48 0-2 0-2 0-2 0-4 7-4 8-4 2 0 4 0 4-3-1-1 0-2-3-2-4 0-16 1-21 1-4 0-15-1-19-1-1 0-3 0-3 3 0 2 3 2 5 2 9 0 9 2 11 6 9 18 17 36 26 55-3 10-5 19-8 29-2 8-2 9-15 9-3 0-5 0-5 4 0 1 1 2 3 2 3 0 7 0 10 0s8-1 11-1 7 1 10 1 7 0 11 0c1 0 4 0 4-3s-2-3-6-3c-3 0-3 0-6 0-4-1-4-1-4-2s2-9 3-13c1-5 5-20 5-21 1-2 1-2 2-4 15-15 29-30 44-45z">
            <text:p/>
          </draw:path>
          <draw:path draw:style-name="gr12" draw:text-style-name="P10" draw:layer="layout" svg:width="0.079cm" svg:height="0.112cm" svg:x="3.915cm" svg:y="4.756cm" svg:viewBox="0 0 80 113" svg:d="M38 5c0-1 1-2 1-3s-1-2-3-2c-3 0-16 1-20 1-2 0-4 1-4 4 0 2 2 2 4 2 8 0 8 2 8 3s0 2-1 3c-7 31-15 61-22 92-1 3-1 3-1 4s1 4 5 4c5 0 7-3 8-6 0-1 7-29 7-31 12 0 22 4 22 13 0 0 0 1-1 3s-1 3-1 5c0 12 10 16 17 16 16 0 14-16 21-24 0-2-1-2-2-2-3 0-3 0-4 4-1 6-6 18-14 18-5 0-6-4-6-8 0-3 0-4 1-8 0 0 1-3 1-5 0-14-19-16-26-17 4-3 11-8 14-11 7-7 16-15 25-15 2 0 4 0 5 2-7 1-8 7-8 10s3 5 7 5c3 0 9-3 9-10 0-5-4-11-13-11s-18 6-26 14c-7 6-12 11-19 14 6-21 11-43 16-64z">
            <text:p/>
          </draw:path>
          <draw:path draw:style-name="gr12" draw:text-style-name="P10" draw:layer="layout" svg:width="0.118cm" svg:height="0.118cm" svg:x="4.017cm" svg:y="4.768cm" svg:viewBox="0 0 119 119" svg:d="M63 64c17 0 34 0 50 0 2 0 6 0 6-4 0-5-4-5-6-5-16 0-33 0-50 0 0-16 0-33 0-49 0-2 0-6-4-6s-4 4-4 6c0 16 0 33 0 49-16 0-33 0-49 0-2 0-6 0-6 4 0 5 3 5 6 5 16 0 33 0 49 0 0 16 0 33 0 49 0 2 0 6 4 6s4-4 4-6c0-16 0-33 0-49z">
            <text:p/>
          </draw:path>
          <draw:path draw:style-name="gr12" draw:text-style-name="P10" draw:layer="layout" svg:width="0.058cm" svg:height="0.106cm" svg:x="4.165cm" svg:y="4.761cm" svg:viewBox="0 0 59 107" svg:d="M37 5c0-5-1-5-5-5-11 10-25 11-32 11 0 1 0 3 0 5 4 0 14 0 24-4 0 27 0 55 0 82 0 5 0 7-17 7-2 0-4 0-6 0 0 2 0 4 0 6 3 0 23 0 29 0 5 0 25 0 29 0 0-2 0-4 0-6-2 0-4 0-6 0-16 0-16-2-16-7 0-30 0-60 0-89z">
            <text:p/>
          </draw:path>
          <draw:path draw:style-name="gr12" draw:text-style-name="P10" draw:layer="layout" svg:width="0.052cm" svg:height="0.23cm" svg:x="4.265cm" svg:y="4.629cm" svg:viewBox="0 0 53 231" svg:d="M53 116c0-18-2-46-15-73-14-28-33-43-36-43-1 0-2 1-2 3 0 0 0 1 4 5 23 23 36 60 36 108 0 39-8 80-37 109-3 3-3 3-3 4s1 2 2 2c3 0 23-15 37-45 12-26 14-51 14-70z">
            <text:p/>
          </draw:path>
        </draw:g>
        <draw:g draw:style-name="gr11">
          <svg:title>TexMaths</svg:title>
          <svg:desc>24§display§(r_{k+1}^X, c_{k+1}^X)

(r_{k+1}^Y, c_{k+1}^Y)

(r_{k+1}^Z, c_{k+1}^Z)§svg§600§FALSE§</svg:desc>
          <draw:path draw:style-name="gr12" draw:text-style-name="P10" draw:layer="layout" svg:width="0.053cm" svg:height="0.23cm" svg:x="4.762cm" svg:y="4.652cm" svg:viewBox="0 0 54 231" svg:d="M54 229c0-1 0-1-4-5-29-29-36-73-36-108 0-40 8-80 37-109 3-3 3-4 3-4 0-2-1-3-3-3s-23 16-37 45c-11 25-14 51-14 71 0 17 3 46 15 71 15 29 34 44 36 44s3-1 3-2z">
            <text:p/>
          </draw:path>
          <draw:path draw:style-name="gr12" draw:text-style-name="P10" draw:layer="layout" svg:width="0.077cm" svg:height="0.101cm" svg:x="4.836cm" svg:y="4.724cm" svg:viewBox="0 0 78 102" svg:d="M32 25c0-8 0-17 0-25-10 1-21 1-32 2 0 2 0 5 0 7 16 0 18 2 18 13 0 21 0 42 0 62 0 11-3 11-18 11 0 2 0 5 0 7 9-1 20-1 26-1 10 0 21 0 30 1 0-2 0-5 0-7-2 0-4 0-5 0-17 0-17-3-17-11 0-12 0-24 0-36 0-23 9-43 27-43 1 0 2 0 2 0 0 0-5 3-5 9s5 10 10 10c4 0 10-3 10-10s-7-14-17-14c-18 0-25 15-29 25z">
            <text:p/>
          </draw:path>
          <draw:path draw:style-name="gr12" draw:text-style-name="P10" draw:layer="layout" svg:width="0.116cm" svg:height="0.109cm" svg:x="4.933cm" svg:y="4.632cm" svg:viewBox="0 0 117 110" svg:d="M114 6c1-1 3-3 3-5 0-1-2-1-5-1-25 0-50 0-76 0-4 0-4 0-5 3-3 9-6 19-9 29-1 2-1 2-1 3s1 2 3 2c3 0 2-1 3-3 8-23 20-29 42-29 9 0 19 0 29 0-32 33-63 65-95 98-1 1-3 3-3 6 0 1 2 1 5 1 26 0 52 0 78 0 5 0 5 0 5-3 4-12 8-24 12-36 1-3 1-2 1-3 0 0 0-2-3-2-2 0-2 0-3 4-8 22-16 33-44 33-11 0-21 0-31 0 31-32 63-65 94-97z">
            <text:p/>
          </draw:path>
          <draw:path draw:style-name="gr12" draw:text-style-name="P10" draw:layer="layout" svg:width="0.079cm" svg:height="0.112cm" svg:x="4.932cm" svg:y="4.779cm" svg:viewBox="0 0 80 113" svg:d="M39 5c0-1 0-2 1-3 0-1-1-2-3-2-3 0-17 1-21 1-2 0-3 1-3 4 0 2 1 2 3 2 8 0 8 2 8 3s0 2 0 3c-8 31-16 61-23 92-1 3-1 3-1 4s2 4 6 4 6-3 7-6c0-1 7-29 8-31 11 0 21 4 21 13 0 0 0 1 0 3-1 2-1 3-1 5 0 12 9 16 17 16 16 0 14-16 20-24 0-2-2-2-2-2-2 0-2 0-4 4-1 6-5 18-13 18-5 0-6-4-6-8 0-3 0-4 1-8 0 0 1-3 1-5 0-14-20-16-27-17 5-3 11-8 14-11 8-7 16-15 25-15 2 0 4 0 5 2-6 1-8 7-8 10s3 5 7 5 9-3 9-10c0-5-4-11-13-11s-18 6-25 14c-7 6-13 11-20 14 6-21 11-43 17-64z">
            <text:p/>
          </draw:path>
          <draw:path draw:style-name="gr12" draw:text-style-name="P10" draw:layer="layout" svg:width="0.118cm" svg:height="0.118cm" svg:x="5.034cm" svg:y="4.791cm" svg:viewBox="0 0 119 119" svg:d="M64 64c16 0 33 0 49 0 2 0 6 0 6-4 0-5-3-5-6-5-16 0-33 0-49 0 0-16 0-33 0-49 0-2 0-6-4-6s-4 4-4 6c0 16 0 33 0 49-17 0-33 0-50 0-2 0-6 0-6 4 0 5 4 5 6 5 17 0 33 0 50 0 0 16 0 33 0 49 0 2 0 6 4 6s4-4 4-6c0-16 0-33 0-49z">
            <text:p/>
          </draw:path>
          <draw:path draw:style-name="gr12" draw:text-style-name="P10" draw:layer="layout" svg:width="0.058cm" svg:height="0.106cm" svg:x="5.183cm" svg:y="4.784cm" svg:viewBox="0 0 59 107" svg:d="M36 5c0-5 0-5-4-5-11 10-25 11-32 11 0 1 0 3 0 5 4 0 14 0 23-4 0 27 0 55 0 82 0 5 0 7-16 7-2 0-4 0-6 0 0 2 0 4 0 6 3 0 23 0 29 0 5 0 25 0 29 0 0-2 0-4 0-6-2 0-4 0-6 0-17 0-17-2-17-7 0-30 0-60 0-89z">
            <text:p/>
          </draw:path>
          <draw:path draw:style-name="gr12" draw:text-style-name="P10" draw:layer="layout" svg:width="0.026cm" svg:height="0.068cm" svg:x="5.289cm" svg:y="4.801cm" svg:viewBox="0 0 27 69" svg:d="M27 24c0-15-6-24-15-24-7 0-12 6-12 12 0 7 5 13 12 13 3 0 6-1 8-3 1-1 1-1 1-1 1 0 1 0 1 3 0 17-8 31-16 39-3 3-3 3-3 4s2 2 3 2c3 0 21-18 21-45z">
            <text:p/>
          </draw:path>
          <draw:path draw:style-name="gr12" draw:text-style-name="P10" draw:layer="layout" svg:width="0.089cm" svg:height="0.104cm" svg:x="5.381cm" svg:y="4.724cm" svg:viewBox="0 0 90 105" svg:d="M82 14c-4 0-7 0-10 3s-4 7-4 9c0 6 4 8 8 8 7 0 14-5 14-14 0-11-12-20-28-20-31 0-62 33-62 65 0 21 13 40 38 40 33 0 52-25 52-28 0-1-1-3-2-3-2 0-2 0-4 2-18 23-43 23-46 23-14 0-21-11-21-25 0-10 5-32 13-46 7-14 19-23 33-23 8 0 16 3 19 9z">
            <text:p/>
          </draw:path>
          <draw:path draw:style-name="gr12" draw:text-style-name="P10" draw:layer="layout" svg:width="0.116cm" svg:height="0.109cm" svg:x="5.484cm" svg:y="4.632cm" svg:viewBox="0 0 117 110" svg:d="M114 6c1-1 3-3 3-5 0-1-2-1-5-1-25 0-50 0-76 0-4 0-4 0-5 3-3 9-6 19-9 29-1 2-1 2-1 3s1 2 3 2c3 0 2-1 3-3 8-23 20-29 42-29 9 0 19 0 29 0-32 33-63 65-95 98-1 1-3 3-3 6 0 1 2 1 5 1 26 0 52 0 78 0 5 0 5 0 5-3 4-12 8-24 12-36 1-3 1-2 1-3 0 0 0-2-3-2-2 0-2 0-3 4-8 22-16 33-44 33-11 0-21 0-31 0 31-32 63-65 94-97z">
            <text:p/>
          </draw:path>
          <draw:path draw:style-name="gr12" draw:text-style-name="P10" draw:layer="layout" svg:width="0.079cm" svg:height="0.112cm" svg:x="5.484cm" svg:y="4.779cm" svg:viewBox="0 0 80 113" svg:d="M39 5c0-1 0-2 1-3 0-1-1-2-3-2-3 0-17 1-21 1-2 0-3 1-3 4 0 2 1 2 3 2 8 0 8 2 8 3s0 2 0 3c-8 31-16 61-23 92-1 3-1 3-1 4s2 4 6 4 6-3 7-6c0-1 7-29 8-31 11 0 21 4 21 13 0 0 0 1 0 3-1 2-1 3-1 5 0 12 9 16 17 16 16 0 14-16 20-24 0-2-2-2-2-2-2 0-2 0-4 4-1 6-5 18-13 18-5 0-6-4-6-8 0-3 0-4 1-8 0 0 1-3 1-5 0-14-20-16-27-17 5-3 11-8 14-11 8-7 16-15 25-15 2 0 4 0 5 2-6 1-8 7-8 10s3 5 7 5 9-3 9-10c0-5-4-11-13-11s-18 6-25 14c-7 6-13 11-20 14 6-21 11-43 17-64z">
            <text:p/>
          </draw:path>
          <draw:path draw:style-name="gr12" draw:text-style-name="P10" draw:layer="layout" svg:width="0.118cm" svg:height="0.118cm" svg:x="5.585cm" svg:y="4.791cm" svg:viewBox="0 0 119 119" svg:d="M64 64c16 0 33 0 49 0 2 0 6 0 6-4 0-5-3-5-6-5-16 0-33 0-49 0 0-16 0-33 0-49 0-2 0-6-4-6s-4 4-4 6c0 16 0 33 0 49-17 0-33 0-50 0-2 0-6 0-6 4 0 5 4 5 6 5 17 0 33 0 50 0 0 16 0 33 0 49 0 2 0 6 4 6s4-4 4-6c0-16 0-33 0-49z">
            <text:p/>
          </draw:path>
          <draw:path draw:style-name="gr12" draw:text-style-name="P10" draw:layer="layout" svg:width="0.058cm" svg:height="0.106cm" svg:x="5.734cm" svg:y="4.784cm" svg:viewBox="0 0 59 107" svg:d="M36 5c0-5 0-5-4-5-11 10-25 11-32 11 0 1 0 3 0 5 4 0 14 0 23-4 0 27 0 55 0 82 0 5 0 7-16 7-2 0-4 0-6 0 0 2 0 4 0 6 3 0 23 0 29 0 5 0 25 0 29 0 0-2 0-4 0-6-2 0-4 0-6 0-17 0-17-2-17-7 0-30 0-60 0-89z">
            <text:p/>
          </draw:path>
          <draw:path draw:style-name="gr12" draw:text-style-name="P10" draw:layer="layout" svg:width="0.053cm" svg:height="0.23cm" svg:x="5.833cm" svg:y="4.652cm" svg:viewBox="0 0 54 231" svg:d="M54 116c0-18-3-46-15-73-14-28-34-43-36-43s-3 1-3 3c0 0 0 1 5 5 23 23 36 60 36 108 0 39-9 80-38 109-3 3-3 3-3 4s1 2 3 2 23-15 37-45c11-26 14-51 14-70z">
            <text:p/>
          </draw:path>
        </draw:g>
        <draw:line draw:style-name="gr13" draw:text-style-name="P7" draw:layer="layout" svg:x1="2.816cm" svg:y1="3.302cm" svg:x2="3.607cm" svg:y2="3.302cm">
          <text:p/>
        </draw:line>
        <draw:connector draw:style-name="gr43" draw:text-style-name="P16" draw:layer="layout" svg:x1="4.298cm" svg:y1="2.147cm" svg:x2="5.437cm" svg:y2="2.147cm" draw:start-shape="id3" draw:start-glue-point="10" draw:end-shape="id4" draw:end-glue-point="6" svg:d="M4298 2147h1139" svg:viewBox="0 0 1140 1">
          <text:p/>
        </draw:connector>
        <draw:connector draw:style-name="gr43" draw:text-style-name="P16" draw:layer="layout" svg:x1="4.185cm" svg:y1="2.26cm" svg:x2="4.185cm" svg:y2="3.399cm" draw:start-shape="id3" draw:start-glue-point="8" draw:end-shape="id5" draw:end-glue-point="4" svg:d="M4185 2260v1139" svg:viewBox="0 0 1 1140">
          <text:p/>
        </draw:connector>
        <draw:connector draw:style-name="gr43" draw:text-style-name="P16" draw:layer="layout" svg:x1="4.298cm" svg:y1="3.511cm" svg:x2="5.437cm" svg:y2="3.511cm" draw:start-shape="id5" draw:start-glue-point="10" draw:end-shape="id6" draw:end-glue-point="6" svg:d="M4298 3511h1139" svg:viewBox="0 0 1140 1">
          <text:p/>
        </draw:connector>
        <draw:connector draw:style-name="gr43" draw:text-style-name="P16" draw:layer="layout" svg:x1="5.549cm" svg:y1="2.26cm" svg:x2="5.549cm" svg:y2="3.399cm" draw:start-shape="id4" draw:start-glue-point="8" draw:end-shape="id6" draw:end-glue-point="4" svg:d="M5549 2260v1139" svg:viewBox="0 0 1 114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marker draw:name="Arrowheads_20_2" draw:display-name="Arrowheads 2" svg:viewBox="0 7 20 13" svg:d="M0 20l10-13 10 13z"/>
    <draw:marker draw:name="화살촉_20_1" draw:display-name="화살촉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cm" fo:margin-bottom="0.2cm" fo:margin-left="0.2cm" fo:margin-right="0.2cm" fo:page-width="7.16cm" fo:page-height="6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38:51.033000000</meta:creation-date>
    <meta:print-date>2024-04-18T14:28:44.406000000</meta:print-date>
    <meta:printed-by>PDF 파일</meta:printed-by>
    <dc:date>2024-11-06T10:23:36.458788683</dc:date>
    <meta:editing-duration>PT43M44S</meta:editing-duration>
    <meta:editing-cycles>8</meta:editing-cycles>
    <meta:generator>LibreOffice/7.6.2.1$MacOSX_X86_64 LibreOffice_project/56f7684011345957bbf33a7ee678afaf4d2ba333</meta:generator>
    <meta:document-statistic meta:object-count="225"/>
  </office:meta>
</office:document-meta>
</file>